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6200000062C62FEA9AA365749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cript"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Tableau2" style:family="table">
      <style:table-properties style:width="19.059cm" fo:margin-left="-0.044cm" fo:margin-right="-0.014cm" table:align="margins"/>
    </style:style>
    <style:style style:name="Tableau2.A" style:family="table-column">
      <style:table-column-properties style:column-width="0.751cm" style:rel-column-width="2583*"/>
    </style:style>
    <style:style style:name="Tableau2.B" style:family="table-column">
      <style:table-column-properties style:column-width="3.683cm" style:rel-column-width="12664*"/>
    </style:style>
    <style:style style:name="Tableau2.C" style:family="table-column">
      <style:table-column-properties style:column-width="3.709cm" style:rel-column-width="12755*"/>
    </style:style>
    <style:style style:name="Tableau2.E" style:family="table-column">
      <style:table-column-properties style:column-width="7.232cm" style:rel-column-width="24869*"/>
    </style:style>
    <style:style style:name="Tableau2.1" style:family="table-row">
      <style:table-row-properties style:min-row-height="0.801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101cm" fo:padding-right="0.101cm" fo:padding-top="0.049cm" fo:padding-bottom="0.049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add9e0" fo:padding-left="0.101cm" fo:padding-right="0.101cm" fo:padding-top="0.049cm" fo:padding-bottom="0.049cm" fo:border="0.5pt solid #000000">
        <style:background-image/>
      </style:table-cell-properties>
    </style:style>
    <style:style style:name="Tableau2.2" style:family="table-row">
      <style:table-row-properties style:min-row-height="3.05cm"/>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none" fo:border-top="none" fo:border-bottom="0.5pt solid #000000"/>
    </style:style>
    <style:style style:name="Tableau2.E2" style:family="table-cell">
      <style:table-cell-properties style:vertical-align="middle" fo:padding="0.101cm" fo:border-left="0.5pt solid #000000" fo:border-right="0.5pt solid #000000" fo:border-top="none" fo:border-bottom="0.5pt solid #000000"/>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none" fo:border-top="none" fo:border-bottom="0.5pt solid #000000"/>
    </style:style>
    <style:style style:name="Tableau2.E3" style:family="table-cell">
      <style:table-cell-properties style:vertical-align="middle" fo:padding="0.101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Standard">
      <style:paragraph-properties fo:text-align="center" style:justify-single-word="false"/>
      <style:text-properties officeooo:paragraph-rsid="00dd9879"/>
    </style:style>
    <style:style style:name="P4" style:family="paragraph" style:parent-style-name="_5f_Header_20_G_20_page_20_paire_20__28_G_29_">
      <style:text-properties officeooo:rsid="00d488f8" officeooo:paragraph-rsid="00d488f8"/>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paragraph-rsid="004f1216"/>
    </style:style>
    <style:style style:name="P20" style:family="paragraph" style:parent-style-name="_5f_Header_20_D_20_page_20_paire_20__28_G_29_">
      <style:text-properties officeooo:rsid="005097e4" officeooo:paragraph-rsid="005097e4"/>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FILET_5f_POINTILLES">
      <style:paragraph-properties fo:margin-top="0cm" fo:margin-bottom="0cm" style:contextual-spacing="false" style:line-height-at-least="0.801cm"/>
      <style:text-properties fo:color="#b3b3b3" loext:opacity="100%" fo:font-style="normal" officeooo:paragraph-rsid="00db480a" style:font-style-asian="normal" style:font-style-complex="normal"/>
    </style:style>
    <style:style style:name="P27" style:family="paragraph" style:parent-style-name="_5f_Paragraphe_20_livret_20_">
      <style:paragraph-properties fo:margin-top="0.101cm" fo:margin-bottom="0cm" style:contextual-spacing="false" style:line-height-at-least="0.7cm">
        <style:tab-stops>
          <style:tab-stop style:position="7.001cm" style:type="right" style:leader-style="dotted" style:leader-text="."/>
          <style:tab-stop style:position="9.2cm" style:type="right" style:leader-style="dotted" style:leader-text="."/>
        </style:tab-stops>
      </style:paragraph-properties>
      <style:text-properties style:font-name="Bitstream Vera Sans1" fo:font-size="10pt" officeooo:paragraph-rsid="00db480a" style:font-size-asian="10pt" style:font-size-complex="10pt"/>
    </style:style>
    <style:style style:name="P28" style:family="paragraph" style:parent-style-name="_5f_Tableau_5f_Centré_5f_Gras">
      <style:text-properties officeooo:paragraph-rsid="00df32ef"/>
    </style:style>
    <style:style style:name="P29" style:family="paragraph" style:parent-style-name="Standard" style:list-style-name="_5f_Numérotation_20_des_20_exercices">
      <style:paragraph-properties fo:text-align="start" style:justify-single-word="false"/>
      <style:text-properties officeooo:paragraph-rsid="00d629d9"/>
    </style:style>
    <style:style style:name="P30" style:family="paragraph" style:parent-style-name="Standard" style:list-style-name="_5f_Numérotation_20_des_20_exercices">
      <style:text-properties officeooo:paragraph-rsid="00d629d9"/>
    </style:style>
    <style:style style:name="P31" style:family="paragraph" style:parent-style-name="_5f_Footer_20_page_20_impaire_20__28_D_29_"/>
    <style:style style:name="P32" style:family="paragraph" style:parent-style-name="_5f_Footer_20_page_20_impaire_20__28_D_29_">
      <style:text-properties officeooo:rsid="00d45efc" officeooo:paragraph-rsid="00d45efc"/>
    </style:style>
    <style:style style:name="P33" style:family="paragraph" style:parent-style-name="_5f_Footer_20_page_20_paire_20__28_G_29_">
      <style:text-properties officeooo:rsid="00f0da56" officeooo:paragraph-rsid="00f0da56"/>
    </style:style>
    <style:style style:name="P34" style:family="paragraph" style:parent-style-name="_5f_Footer_20_page_20_paire_20__28_G_29_"/>
    <style:style style:name="P35" style:family="paragraph" style:parent-style-name="_5f_Paragraphe_5f_Réponse_5f_Elève" style:list-style-name=""/>
    <style:style style:name="P36" style:family="paragraph" style:parent-style-name="_5f_Paragraphe_5f_Réponse_5f_Elève" style:list-style-name="">
      <style:text-properties officeooo:paragraph-rsid="00db480a"/>
    </style:style>
    <style:style style:name="P37" style:family="paragraph" style:parent-style-name="_5f_Paragraphe_5f_avec_5f_Num_5f_Question" style:list-style-name="_5f_Numérotation_20_des_20_exercices"/>
    <style:style style:name="P38" style:family="paragraph" style:parent-style-name="_5f_Paragraphe_5f_avec_5f_Num_5f_Question" style:list-style-name="">
      <style:paragraph-properties fo:text-align="center" style:justify-single-word="false"/>
    </style:style>
    <style:style style:name="P39" style:family="paragraph" style:parent-style-name="_5f_Pointillés_20_gris" style:list-style-name="">
      <style:paragraph-properties fo:margin-top="0.101cm" fo:margin-bottom="0cm" style:contextual-spacing="false" style:line-height-at-least="0.7cm">
        <style:tab-stops>
          <style:tab-stop style:position="9.2cm" style:type="right" style:leader-style="dotted" style:leader-text="."/>
        </style:tab-stops>
      </style:paragraph-properties>
      <style:text-properties style:font-name="Bitstream Vera Sans1" fo:font-size="10pt" officeooo:paragraph-rsid="00db480a" style:font-size-asian="10pt" style:font-size-complex="10pt"/>
    </style:style>
    <style:style style:name="P40" style:family="paragraph" style:parent-style-name="_5f_Pointillés_20_gris" style:list-style-name="">
      <style:paragraph-properties fo:margin-top="0.101cm" fo:margin-bottom="0cm" style:contextual-spacing="false" style:line-height-at-least="0.7cm">
        <style:tab-stops>
          <style:tab-stop style:position="9.2cm" style:type="right" style:leader-style="dotted" style:leader-text="."/>
        </style:tab-stops>
      </style:paragraph-properties>
      <style:text-properties fo:color="#000000" loext:opacity="100%" style:font-name="Bitstream Vera Sans1" fo:font-size="10pt" officeooo:paragraph-rsid="00db480a" style:font-size-asian="10pt" style:font-size-complex="10pt"/>
    </style:style>
    <style:style style:name="P41" style:family="paragraph" style:parent-style-name="_5f_Premier_5f_Titre_5f_Exercices_5f_avec_5f_Num_5f_Exo_5f_sans_5f_Titre" style:list-style-name="_5f_Numérotation_20_des_20_exercices" style:master-page-name="SERIE_5f_GEOMETRIE_5f_1COL">
      <style:paragraph-properties style:page-number="auto" fo:break-before="page"/>
    </style:style>
    <style:style style:name="P42" style:family="paragraph" style:parent-style-name="_5f_Titre_5f_Exercices_5f_sans_5f_Titre" style:list-style-name="_5f_Numérotation_20_des_20_exercices"/>
    <style:style style:name="P43" style:family="paragraph" style:parent-style-name="_5f_Titre_5f_Exercices_5f_sans_5f_Titre" style:list-style-name=""/>
    <style:style style:name="P44" style:family="paragraph">
      <style:paragraph-properties fo:text-align="center"/>
    </style:style>
    <style:style style:name="P4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6" style:family="paragraph">
      <loext:graphic-properties draw:fill="solid" draw:fill-color="#1ca2b8"/>
    </style:style>
    <style:style style:name="P47"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style>
    <style:style style:name="P4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0"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1"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9"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0"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font-name-asian="Gothic" style:font-size-asian="24pt" style:font-style-asian="normal" style:font-weight-asian="normal" style:font-name-complex="Tahoma3" style:font-size-complex="24pt" style:font-style-complex="normal" style:font-weight-complex="normal" style:text-emphasize="none" style:font-relief="none"/>
    </style:style>
    <style:style style:name="P61"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6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5" style:family="paragraph">
      <loext:graphic-properties draw:fill="none" draw:fill-color="#00b8ff"/>
      <style:paragraph-properties fo:margin-left="0cm" fo:margin-right="0cm" fo:margin-top="0cm" fo:margin-bottom="0cm" fo:line-height="100%" fo:text-indent="0cm" style:writing-mode="lr-tb"/>
      <style:text-properties fo:color="#000000" loext:opacity="100%" loext:color-lum-mod="100%" loext:color-lum-off="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6" style:family="paragraph">
      <loext:graphic-properties draw:fill="solid" draw:fill-color="#d7e12c"/>
    </style:style>
    <style:style style:name="P67" style:family="paragraph">
      <loext:graphic-properties draw:fill="solid" draw:fill-color="#9d0f89"/>
    </style:style>
    <style:style style:name="P68" style:family="paragraph">
      <loext:graphic-properties draw:fill="solid" draw:fill-color="#7fb241"/>
    </style:style>
    <style:style style:name="P6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1ca2b8" loext:opacity="100%" style:font-name="Bitstream Vera Sans3" fo:font-size="16pt" fo:font-style="normal" fo:text-shadow="none" fo:font-weight="bold" officeooo:rsid="00d977aa"/>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d8520c"/>
    </style:style>
    <style:style style:name="T25" style:family="text">
      <style:text-properties officeooo:rsid="00545a20"/>
    </style:style>
    <style:style style:name="T26" style:family="text">
      <style:text-properties officeooo:rsid="00360aef"/>
    </style:style>
    <style:style style:name="T27" style:family="text">
      <style:text-properties officeooo:rsid="015f088a"/>
    </style:style>
    <style:style style:name="T28" style:family="text">
      <style:text-properties officeooo:rsid="0021cde5"/>
    </style:style>
    <style:style style:name="T29" style:family="text">
      <style:text-properties officeooo:rsid="01f8729d"/>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539914" style:font-size-asian="10pt" style:font-weight-asian="bold" style:font-size-complex="10pt" style:font-weight-complex="bold"/>
    </style:style>
    <style:style style:name="T33" style:family="text">
      <style:text-properties style:use-window-font-color="true" loext:opacity="0%" style:font-name="Bitstream Vera Sans6" fo:font-size="10pt" fo:font-style="normal"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style:use-window-font-color="true" loext:opacity="0%" style:font-name="Bitstream Vera Sans1" fo:font-size="10pt"/>
    </style:style>
    <style:style style:name="T35" style:family="text">
      <style:text-properties style:use-window-font-color="true" loext:opacity="0%" style:font-name="Bitstream Vera Sans1" fo:font-size="10pt" style:font-size-asian="10pt" style:font-size-complex="10pt"/>
    </style:style>
    <style:style style:name="T36" style:family="text">
      <style:text-properties style:use-window-font-color="true" loext:opacity="0%" style:font-name="Bitstream Vera Sans1" fo:font-size="10pt" fo:background-color="#fff200" loext:char-shading-value="0"/>
    </style:style>
    <style:style style:name="T37" style:family="text">
      <style:text-properties style:use-window-font-color="true" loext:opacity="0%" style:font-name="Bitstream Vera Sans1" fo:font-size="10pt" fo:background-color="#fff200" loext:char-shading-value="0" style:font-size-asian="10pt" style:font-size-complex="10pt"/>
    </style:style>
    <style:style style:name="T38" style:family="text">
      <style:text-properties style:use-window-font-color="true" loext:opacity="0%" style:font-name="Bitstream Vera Sans1" fo:font-size="10pt" officeooo:rsid="005c4808" fo:background-color="#fff200" loext:char-shading-value="0" style:font-size-asian="10pt" style:font-size-complex="10pt"/>
    </style:style>
    <style:style style:name="T39" style:family="text">
      <style:text-properties style:use-window-font-color="true" loext:opacity="0%" style:font-name="Bitstream Vera Sans1" fo:font-size="10pt" officeooo:rsid="005e87c0" fo:background-color="#fff200" loext:char-shading-value="0"/>
    </style:style>
    <style:style style:name="T40" style:family="text">
      <style:text-properties style:use-window-font-color="true" loext:opacity="0%" style:font-name="Bitstream Vera Sans1" fo:font-size="10pt" fo:font-weight="normal" style:font-weight-asian="normal" style:font-weight-complex="normal"/>
    </style:style>
    <style:style style:name="T41" style:family="text">
      <style:text-properties style:use-window-font-color="true" loext:opacity="0%" style:font-name="Bitstream Vera Sans1" fo:font-size="10pt" fo:font-weight="normal" officeooo:rsid="005c4808" style:font-weight-asian="normal" style:font-weight-complex="normal"/>
    </style:style>
    <style:style style:name="T42" style:family="text">
      <style:text-properties style:use-window-font-color="true" loext:opacity="0%" style:font-name="Bitstream Vera Sans1" fo:font-size="10pt" fo:font-weight="normal" fo:background-color="#fff200" loext:char-shading-value="0" style:font-weight-asian="normal" style:font-weight-complex="normal"/>
    </style:style>
    <style:style style:name="T43" style:family="text">
      <style:text-properties style:use-window-font-color="true" loext:opacity="0%" style:font-name="Bitstream Vera Sans1" fo:font-size="10pt" fo:font-weight="normal" officeooo:rsid="005bdd4f" fo:background-color="#fff200" loext:char-shading-value="0" style:font-weight-asian="normal" style:font-weight-complex="normal"/>
    </style:style>
    <style:style style:name="T44" style:family="text">
      <style:text-properties style:use-window-font-color="true" loext:opacity="0%" style:font-name="Bitstream Vera Sans1" fo:font-size="10pt" fo:font-weight="normal" officeooo:rsid="005c4808" fo:background-color="#fff200" loext:char-shading-value="0" style:font-weight-asian="normal" style:font-weight-complex="normal"/>
    </style:style>
    <style:style style:name="T45" style:family="text">
      <style:text-properties officeooo:rsid="00b4247e"/>
    </style:style>
    <style:style style:name="T46" style:family="text">
      <style:text-properties fo:color="#000000" loext:opacity="100%" style:font-name="Bitstream Vera Sans1" fo:font-size="10pt" fo:font-weight="normal" style:font-weight-asian="normal" style:font-weight-complex="normal"/>
    </style:style>
    <style:style style:name="T47" style:family="text">
      <style:text-properties fo:color="#000000" loext:opacity="100%" style:font-name="Bitstream Vera Sans1" fo:font-size="10pt" fo:font-weight="normal" officeooo:rsid="005e87c0" style:font-weight-asian="normal" style:font-weight-complex="normal"/>
    </style:style>
    <style:style style:name="T48" style:family="text">
      <style:text-properties fo:color="#000000" loext:opacity="100%" style:font-name="Bitstream Vera Sans1" fo:font-size="10pt" fo:font-weight="normal" fo:background-color="#fff200" loext:char-shading-value="0" style:font-weight-asian="normal" style:font-weight-complex="normal"/>
    </style:style>
    <style:style style:name="T49" style:family="text">
      <style:text-properties fo:color="#000000" loext:opacity="100%" style:font-name="Bitstream Vera Sans1" fo:font-size="10pt" fo:font-weight="normal" officeooo:rsid="005e87c0" fo:background-color="#fff200" loext:char-shading-value="0" style:font-weight-asian="normal" style:font-weight-complex="normal"/>
    </style:style>
    <style:style style:name="T50" style:family="text">
      <style:text-properties fo:color="#000000" loext:opacity="100%" style:text-position="0% 100%" officeooo:rsid="006117fc" fo:background-color="#fff200" loext:char-shading-value="0" style:font-name-asian="OpenSymbol1" style:font-name-complex="OpenSymbol1"/>
    </style:style>
    <style:style style:name="T51" style:family="text">
      <style:text-properties fo:color="#000000" loext:opacity="100%" style:text-position="0% 100%" officeooo:rsid="00d1b622" fo:background-color="#fff200" loext:char-shading-value="0" style:font-name-asian="OpenSymbol1" style:font-name-complex="OpenSymbol1"/>
    </style:style>
    <style:style style:name="T52" style:family="text">
      <style:text-properties officeooo:rsid="00df32ef"/>
    </style:style>
    <style:style style:name="T53" style:family="text"/>
    <style:style style:name="T54" style:family="text">
      <style:text-properties fo:color="#ffffff" loext:opacity="100%" style:font-name="Bitstream Vera Sans1" fo:font-size="16pt" fo:font-weight="bold" style:font-size-asian="16pt" style:font-weight-asian="bold" style:font-size-complex="16pt" style:font-weight-complex="bold"/>
    </style:style>
    <style:style style:name="T55"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56"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7"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58"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59"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60"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1" style:family="text">
      <style:text-properties style:use-window-font-color="true" loext:opacity="0%" style:text-outline="false" style:text-line-through-style="none" style:text-line-through-type="none" style:font-name="Edwardian Script ITC"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62"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63"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loext:rel-height-rel="paragraph"/>
    </style:style>
    <style:style style:name="fr2"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style:style>
    <style:style style:name="fr3" style:family="graphic" style:parent-style-name="Frame">
      <style:graphic-properties fo:margin-left="0cm" fo:margin-right="0cm" fo:margin-top="0.101cm" fo:margin-bottom="0.101cm" style:vertical-pos="middle" style:vertical-rel="baseline" style:horizontal-pos="from-left" style:horizontal-rel="paragraph" fo:padding-left="0.101cm" fo:padding-right="0.101cm" fo:padding-top="0.049cm" fo:padding-bottom="0.049cm" fo:border="0.99pt solid #1ca2b8" style:shadow="none" draw:shadow-opacity="100%"/>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7"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fo:margin-left="0cm" fo:margin-right="0cm" fo:margin-top="0cm" fo:margin-bottom="0cm" style:vertical-pos="middle" style:vertical-rel="text" style:horizontal-pos="from-left" style:horizontal-rel="paragraph-content" fo:background-color="#fff200" style:background-transparency="0%" draw:fill="solid" draw:fill-color="#fff200" draw:opacity="100%" draw:ole-draw-aspect="1"/>
    </style:style>
    <style:style style:name="fr10" style:family="graphic" style:parent-style-name="Formula">
      <style:graphic-properties fo:margin-left="0cm" fo:margin-right="0cm" fo:margin-top="0cm" fo:margin-bottom="0cm" style:wrap="parallel" style:number-wrapped-paragraphs="no-limit" style:wrap-contour="false" style:vertical-pos="middle" style:vertical-rel="text" style:horizontal-pos="from-left" style:horizontal-rel="paragraph-content" fo:background-color="#ffff00" style:background-transparency="0%" draw:fill="solid" draw:fill-color="#ffff00" draw:opacity="100%" draw:wrap-influence-on-position="once-concurrent" loext:allow-overlap="true" draw:ole-draw-aspect="1"/>
    </style:style>
    <style:style style:name="Sect1" style:family="section">
      <style:section-properties text:dont-balance-text-columns="false" style:editable="false">
        <style:columns fo:column-count="3" fo:column-gap="0.497cm">
          <style:column-sep style:width="0.035cm" style:color="#1ca2b8" style:height="100%" style:style="none"/>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solid" draw:stroke-dash="Dashed_20__28_var_29__20_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 style:family="graphic">
      <style:graphic-properties draw:stroke="solid" draw:stroke-dash="Dashed_20__28_var_29__20_7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54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6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05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1"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98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2"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2cm" fo:min-width="0.238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3"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2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6"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82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79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18" style:family="graphic">
      <style:graphic-properties draw:stroke="solid" draw:stroke-dash="Dashed_20__28_var_29__20_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877cm" fo:padding-top="0.125cm" fo:padding-bottom="0.125cm" fo:padding-left="0.25cm" fo:padding-right="0.25cm" fo:wrap-option="wrap" draw:shadow="hidden" draw:shadow-offset-x="0.3cm" draw:shadow-offset-y="0.3cm" draw:shadow-color="#808080" style:run-through="foreground"/>
      <style:paragraph-properties style:writing-mode="lr-tb"/>
    </style:style>
    <style:style style:name="gr21"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22"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style:run-through="foreground"/>
    </style:style>
    <style:style style:name="gr23" style:family="graphic">
      <style:graphic-properties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24"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solid" draw:stroke-dash="Dashed_20__28_var_29__20_738"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739"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4cm" draw:shadow="hidden" draw:shadow-offset-x="0.3cm" draw:shadow-offset-y="0.3cm" draw:shadow-color="#808080" style:run-through="foreground"/>
      <style:paragraph-properties style:writing-mode="lr-tb"/>
    </style:style>
    <style:style style:name="gr29"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cm" draw:shadow="hidden" draw:shadow-offset-x="0.3cm" draw:shadow-offset-y="0.3cm" draw:shadow-color="#808080" style:run-through="foreground"/>
      <style:paragraph-properties style:writing-mode="lr-tb"/>
    </style:style>
    <style:style style:name="gr30"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2cm" draw:shadow="hidden" draw:shadow-offset-x="0.3cm" draw:shadow-offset-y="0.3cm" draw:shadow-color="#808080" style:run-through="foreground"/>
      <style:paragraph-properties style:writing-mode="lr-tb"/>
    </style:style>
    <style:style style:name="gr31"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12cm" draw:shadow="hidden" draw:shadow-offset-x="0.3cm" draw:shadow-offset-y="0.3cm" draw:shadow-color="#808080" style:run-through="foreground"/>
      <style:paragraph-properties style:writing-mode="lr-tb"/>
    </style:style>
    <style:style style:name="gr32"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9cm" draw:shadow="hidden" draw:shadow-offset-x="0.3cm" draw:shadow-offset-y="0.3cm" draw:shadow-color="#808080" style:run-through="foreground"/>
      <style:paragraph-properties style:writing-mode="lr-tb"/>
    </style:style>
    <style:style style:name="gr33"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3cm" draw:shadow="hidden" draw:shadow-offset-x="0.3cm" draw:shadow-offset-y="0.3cm" draw:shadow-color="#808080" style:run-through="foreground"/>
      <style:paragraph-properties style:writing-mode="lr-tb"/>
    </style:style>
    <style:style style:name="gr34"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9cm" draw:shadow="hidden" draw:shadow-offset-x="0.3cm" draw:shadow-offset-y="0.3cm" draw:shadow-color="#808080" style:run-through="foreground"/>
      <style:paragraph-properties style:writing-mode="lr-tb"/>
    </style:style>
    <style:style style:name="gr35" style:family="graphic">
      <style:graphic-properties draw:stroke="solid" svg:stroke-width="0.019cm" svg:stroke-color="#000000" draw:marker-start-width="0.231cm" draw:marker-start-center="false" draw:marker-end="Arrow_20_concav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6" style:family="graphic">
      <style:graphic-properties draw:stroke="none" svg:stroke-width="0.019cm" svg:stroke-color="#000000" draw:marker-start-width="0.332cm" draw:marker-start-center="false" draw:marker-end-width="0.332cm" draw:marker-end-center="false" draw:fill="none" draw:fill-color="#ffffff" draw:auto-grow-width="true" fo:min-height="0.332cm" fo:min-width="0.704cm" draw:shadow="hidden" draw:shadow-offset-x="0.3cm" draw:shadow-offset-y="0.3cm" draw:shadow-color="#808080" style:run-through="foreground"/>
      <style:paragraph-properties style:writing-mode="lr-tb"/>
    </style:style>
    <style:style style:name="gr3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32cm" fo:min-width="1.787cm" draw:shadow="hidden" draw:shadow-offset-x="0.3cm" draw:shadow-offset-y="0.3cm" draw:shadow-color="#808080" style:run-through="foreground"/>
      <style:paragraph-properties style:writing-mode="lr-tb"/>
    </style:style>
    <style:style style:name="gr38"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9"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0" style:family="graphic">
      <style:graphic-properties draw:stroke="solid" svg:stroke-width="0.019cm" svg:stroke-color="#000000" draw:marker-start-width="0.229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1" style:family="graphic">
      <style:graphic-properties draw:stroke="none" svg:stroke-width="0cm" svg:stroke-color="#000000" draw:marker-start-width="0.3cm" draw:marker-start-center="false" draw:marker-end-width="0.3cm" draw:marker-end-center="false" draw:fill="none" draw:fill-color="#ffffff" draw:auto-grow-width="true" fo:min-height="0.415cm" fo:min-width="0.503cm" draw:shadow="hidden" draw:shadow-offset-x="0.3cm" draw:shadow-offset-y="0.3cm" draw:shadow-color="#808080" style:run-through="foreground"/>
      <style:paragraph-properties style:writing-mode="lr-tb"/>
    </style:style>
    <style:style style:name="gr42" style:family="graphic">
      <style:graphic-properties draw:stroke="none" svg:stroke-width="0cm" svg:stroke-color="#000000" draw:marker-start-width="0.3cm" draw:marker-start-center="false" draw:marker-end-width="0.3cm" draw:marker-end-center="false" draw:fill="none" draw:fill-color="#ffffff" fo:min-height="0.415cm" draw:shadow="hidden" draw:shadow-offset-x="0.3cm" draw:shadow-offset-y="0.3cm" draw:shadow-color="#808080" style:run-through="foreground"/>
      <style:paragraph-properties style:writing-mode="lr-tb"/>
    </style:style>
    <style:style style:name="gr43" style:family="graphic">
      <style:graphic-properties draw:stroke="none" svg:stroke-width="0.019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style:run-through="foreground"/>
      <style:paragraph-properties style:writing-mode="lr-tb"/>
    </style:style>
    <style:style style:name="gr44"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style:run-through="foreground"/>
      <style:paragraph-properties style:writing-mode="lr-tb"/>
    </style:style>
    <style:style style:name="gr45"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6" style:family="graphic">
      <style:graphic-properties draw:stroke="solid" draw:stroke-dash="Dashed_20__28_var_29__20_698"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Dashed_20__28_var_29__20_700"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309cm" draw:shadow="hidden" draw:shadow-offset-x="0.3cm" draw:shadow-offset-y="0.3cm" draw:shadow-color="#808080" style:run-through="foreground"/>
      <style:paragraph-properties style:writing-mode="lr-tb"/>
    </style:style>
    <style:style style:name="gr49" style:family="graphic">
      <style:graphic-properties draw:stroke="none" svg:stroke-width="0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style:run-through="foreground"/>
      <style:paragraph-properties style:writing-mode="lr-tb"/>
    </style:style>
    <style:style style:name="gr50"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6cm" draw:shadow="hidden" draw:shadow-offset-x="0.3cm" draw:shadow-offset-y="0.3cm" draw:shadow-color="#808080" style:run-through="foreground"/>
      <style:paragraph-properties style:writing-mode="lr-tb"/>
    </style:style>
    <style:style style:name="gr5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623cm" fo:padding-top="0cm" fo:padding-bottom="0cm" fo:padding-left="0cm" fo:padding-right="0cm" draw:shadow="hidden" draw:shadow-offset-x="0.3cm" draw:shadow-offset-y="0.3cm" draw:shadow-color="#808080" style:run-through="foreground"/>
      <style:paragraph-properties style:writing-mode="lr-tb"/>
    </style:style>
    <style:style style:name="gr52"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7cm" fo:padding-top="0cm" fo:padding-bottom="0cm" fo:padding-left="0cm" fo:padding-right="0cm" draw:shadow="hidden" draw:shadow-offset-x="0.3cm" draw:shadow-offset-y="0.3cm" draw:shadow-color="#808080" style:run-through="foreground"/>
      <style:paragraph-properties style:writing-mode="lr-tb"/>
    </style:style>
    <style:style style:name="gr53"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4" style:family="graphic">
      <style:graphic-properties draw:stroke="solid" draw:stroke-dash="Dashed_20__28_var_29__20_567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draw:stroke-dash="Dashed_20__28_var_29__20_567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6" style:family="graphic">
      <style:graphic-properties draw:stroke="solid" draw:stroke-dash="Dashed_20__28_var_29__20_567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7" style:family="graphic">
      <style:graphic-properties draw:stroke="solid" draw:stroke-dash="Dashed_20__28_var_29__20_567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8" style:family="graphic">
      <style:graphic-properties draw:stroke="solid" draw:stroke-dash="Dashed_20__28_var_29__20_567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9" style:family="graphic">
      <style:graphic-properties draw:stroke="solid" draw:stroke-dash="Dashed_20__28_var_29__20_567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4cm" fo:padding-top="0cm" fo:padding-bottom="0cm" fo:padding-left="0cm" fo:padding-right="0cm" draw:shadow="hidden" draw:shadow-offset-x="0.3cm" draw:shadow-offset-y="0.3cm" draw:shadow-color="#808080" style:run-through="foreground"/>
      <style:paragraph-properties style:writing-mode="lr-tb"/>
    </style:style>
    <style:style style:name="gr6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2cm" fo:padding-top="0cm" fo:padding-bottom="0cm" fo:padding-left="0cm" fo:padding-right="0cm" draw:shadow="hidden" draw:shadow-offset-x="0.3cm" draw:shadow-offset-y="0.3cm" draw:shadow-color="#808080" style:run-through="foreground"/>
      <style:paragraph-properties style:writing-mode="lr-tb"/>
    </style:style>
    <style:style style:name="gr62"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09cm" fo:padding-top="0cm" fo:padding-bottom="0cm" fo:padding-left="0cm" fo:padding-right="0cm" draw:shadow="hidden" draw:shadow-offset-x="0.3cm" draw:shadow-offset-y="0.3cm" draw:shadow-color="#808080" style:run-through="foreground"/>
      <style:paragraph-properties style:writing-mode="lr-tb"/>
    </style:style>
    <style:style style:name="gr63" style:family="graphic">
      <style:graphic-properties draw:stroke="solid" draw:stroke-dash="Dashed_20__28_var_29__20_59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4" style:family="graphic">
      <style:graphic-properties draw:stroke="solid" draw:stroke-dash="Dashed_20__28_var_29__20_59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5" style:family="graphic">
      <style:graphic-properties draw:stroke="solid" draw:stroke-dash="Dashed_20__28_var_29__20_59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6" style:family="graphic">
      <style:graphic-properties draw:stroke="solid" draw:stroke-dash="Dashed_20__28_var_29__20_59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7" style:family="graphic">
      <style:graphic-properties draw:stroke="solid" draw:stroke-dash="Dashed_20__28_var_29__20_59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8" style:family="graphic">
      <style:graphic-properties draw:stroke="solid" draw:stroke-dash="Dashed_20__28_var_29__20_59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69"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79cm" fo:padding-top="0cm" fo:padding-bottom="0cm" fo:padding-left="0cm" fo:padding-right="0cm" draw:shadow="hidden" draw:shadow-offset-x="0.3cm" draw:shadow-offset-y="0.3cm" draw:shadow-color="#808080" style:run-through="foreground"/>
      <style:paragraph-properties style:writing-mode="lr-tb"/>
    </style:style>
    <style:style style:name="gr7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13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93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draw:stroke="solid" draw:stroke-dash="Dashed_20__28_var_29__20_58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3" style:family="graphic">
      <style:graphic-properties draw:stroke="solid" draw:stroke-dash="Dashed_20__28_var_29__20_58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4" style:family="graphic">
      <style:graphic-properties draw:stroke="solid" draw:stroke-dash="Dashed_20__28_var_29__20_5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5" style:family="graphic">
      <style:graphic-properties draw:stroke="solid" draw:stroke-dash="Dashed_20__28_var_29__20_58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6" style:family="graphic">
      <style:graphic-properties draw:stroke="solid" draw:stroke-dash="Dashed_20__28_var_29__20_58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7" style:family="graphic">
      <style:graphic-properties draw:stroke="solid" draw:stroke-dash="Dashed_20__28_var_29__20_58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78"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false" fo:min-height="0.376cm" fo:min-width="0.146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54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42cm" fo:padding-top="0cm" fo:padding-bottom="0cm" fo:padding-left="0cm" fo:padding-right="0cm" draw:shadow="hidden" draw:shadow-offset-x="0.3cm" draw:shadow-offset-y="0.3cm" draw:shadow-color="#808080" style:run-through="foreground"/>
      <style:paragraph-properties style:writing-mode="lr-tb"/>
    </style:style>
    <style:style style:name="gr81" style:family="graphic">
      <style:graphic-properties style:run-through="foreground" style:wrap="dynamic"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2" style:family="graphic">
      <style:graphic-properties draw:stroke="solid" svg:stroke-width="0.019cm" svg:stroke-color="#000000" draw:marker-start-width="0.231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3"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82cm" draw:shadow="hidden" draw:shadow-offset-x="0.3cm" draw:shadow-offset-y="0.3cm" draw:shadow-color="#808080" style:run-through="foreground"/>
      <style:paragraph-properties style:writing-mode="lr-tb"/>
    </style:style>
    <style:style style:name="gr84" style:family="graphic">
      <style:graphic-properties draw:stroke="solid" draw:stroke-dash="Dashed_20__28_var_29__20_4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5" style:family="graphic">
      <style:graphic-properties draw:stroke="solid" draw:stroke-dash="Dashed_20__28_var_29__20_4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86"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45cm" draw:shadow="hidden" draw:shadow-offset-x="0.3cm" draw:shadow-offset-y="0.3cm" draw:shadow-color="#808080" style:run-through="foreground"/>
      <style:paragraph-properties style:writing-mode="lr-tb"/>
    </style:style>
    <style:style style:name="gr87"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5cm" draw:shadow="hidden" draw:shadow-offset-x="0.3cm" draw:shadow-offset-y="0.3cm" draw:shadow-color="#808080" style:run-through="foreground"/>
      <style:paragraph-properties style:writing-mode="lr-tb"/>
    </style:style>
    <style:style style:name="gr88" style:family="graphic">
      <style:graphic-properties draw:stroke="none" svg:stroke-width="0.019cm" svg:stroke-color="#000000" draw:marker-start-width="0.229cm" draw:marker-start-center="false" draw:marker-end-width="0.229cm" draw:marker-end-center="false" draw:fill="none" draw:fill-color="#00b8ff" fo:min-height="0.459cm" draw:shadow="hidden" draw:shadow-offset-x="0.3cm" draw:shadow-offset-y="0.3cm" draw:shadow-color="#808080" style:run-through="foreground"/>
      <style:paragraph-properties style:writing-mode="lr-tb"/>
    </style:style>
    <style:style style:name="gr89"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2cm" draw:shadow="hidden" draw:shadow-offset-x="0.3cm" draw:shadow-offset-y="0.3cm" draw:shadow-color="#808080" style:run-through="foreground"/>
      <style:paragraph-properties style:writing-mode="lr-tb"/>
    </style:style>
    <style:style style:name="gr90"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6cm" draw:shadow="hidden" draw:shadow-offset-x="0.3cm" draw:shadow-offset-y="0.3cm" draw:shadow-color="#808080" style:run-through="foreground"/>
      <style:paragraph-properties style:writing-mode="lr-tb"/>
    </style:style>
    <style:style style:name="gr91"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72cm" draw:shadow="hidden" draw:shadow-offset-x="0.3cm" draw:shadow-offset-y="0.3cm" draw:shadow-color="#808080" style:run-through="foreground"/>
      <style:paragraph-properties style:writing-mode="lr-tb"/>
    </style:style>
    <style:style style:name="gr92"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9cm" draw:shadow="hidden" draw:shadow-offset-x="0.3cm" draw:shadow-offset-y="0.3cm" draw:shadow-color="#808080" style:run-through="foreground"/>
      <style:paragraph-properties style:writing-mode="lr-tb"/>
    </style:style>
    <style:style style:name="gr93"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584cm" draw:shadow="hidden" draw:shadow-offset-x="0.3cm" draw:shadow-offset-y="0.3cm" draw:shadow-color="#808080" style:run-through="foreground"/>
      <style:paragraph-properties style:writing-mode="lr-tb"/>
    </style:style>
    <style:style style:name="gr94"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9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9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0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0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0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0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0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0726706" text:style-name="_5f_Numérotation_20_des_20_exercices">
        <text:list-item>
          <text:h text:style-name="P41" text:outline-level="1"><text:span text:style-name="_5f_Caractères">Dans chaque cas, on a tracé des figures symétriques par rapport à O puis on a codé ou placé des informations. Déduis-en </text:span><text:span text:style-name="_5f_Caractères"><text:span text:style-name="T45">d’autres</text:span></text:span><text:span text:style-name="_5f_Caractères"> informations sur la figure symétrique par rapport à O puis indique le numéro des phrases qui permettent de justifier tes réponses.</text:span></text:h>
        </text:list-item>
      </text:list>
      <text:p text:style-name="P35"><text:span text:style-name="_5f_Caractères"><draw:frame draw:style-name="fr3" draw:name="Cadre29" text:anchor-type="as-char" svg:width="9.299cm" draw:z-index="85"><draw:text-box fo:min-height="0.57cm"><text:p text:style-name="Text_20_body"><text:span text:style-name="Character_5f_20_5f_style"><text:span text:style-name="T31">P1) </text:span></text:span><text:span text:style-name="Character_5f_20_5f_style"><text:span text:style-name="T30">La symétrie </text:span></text:span><text:span text:style-name="T33">centrale</text:span><text:span text:style-name="Character_5f_20_5f_style"><text:span text:style-name="T30"> conserve les longueurs.</text:span></text:span></text:p></draw:text-box></draw:frame></text:span><draw:frame draw:style-name="fr2" draw:name="Cadre1" text:anchor-type="char" svg:x="9.375cm" svg:y="0.268cm" svg:width="9.276cm" draw:z-index="86"><draw:text-box fo:min-height="0.991cm"><text:p text:style-name="Standard"><text:span text:style-name="Character_5f_20_5f_style"><text:span text:style-name="T32">P</text:span></text:span><text:span text:style-name="Character_5f_20_5f_style"><text:span text:style-name="T31">2) </text:span></text:span><text:span text:style-name="Character_5f_20_5f_style"><text:span text:style-name="T30">Si deux cercles sont symétriques par rapport à un point, alors ils ont le même rayon.</text:span></text:span></text:p></draw:text-box></draw:frame></text:p>
      <text:p text:style-name="P35"><draw:frame draw:style-name="fr2" draw:name="Cadre3" text:anchor-type="char" svg:x="0cm" svg:y="0.148cm" svg:width="9.299cm" draw:z-index="87"><draw:text-box fo:min-height="0.991cm"><text:p text:style-name="Standard"><text:span text:style-name="Character_5f_20_5f_style"><text:span text:style-name="T32">P</text:span></text:span><text:span text:style-name="Character_5f_20_5f_style"><text:span text:style-name="T31">3) </text:span></text:span><text:span text:style-name="Character_5f_20_5f_style"><text:span text:style-name="T30">La symétrie centrale transforme une droite en une droite parallèle.</text:span></text:span></text:p></draw:text-box></draw:frame><draw:frame draw:style-name="fr1" draw:name="Cadre6" text:anchor-type="char" svg:x="9.38cm" svg:y="0.559cm" svg:width="9.259cm" svg:height="0.998cm" draw:z-index="88"><draw:text-box fo:min-height="4%"><text:p text:style-name="Standard"><text:span text:style-name="Character_5f_20_5f_style"><text:span text:style-name="T32">P</text:span></text:span><text:span text:style-name="Character_5f_20_5f_style"><text:span text:style-name="T31">4) </text:span></text:span><text:span text:style-name="Character_5f_20_5f_style"><text:span text:style-name="T30">La symétrie centrale conserve les mesures des angles.</text:span></text:span></text:p></draw:text-box></draw:frame><text:span text:style-name="_5f_Caractères"/></text:p>
      <text:p text:style-name="P35"><draw:frame draw:style-name="fr1" draw:name="Cadre5" text:anchor-type="char" svg:x="0cm" svg:y="0.437cm" svg:width="9.283cm" svg:height="1.499cm" draw:z-index="89"><draw:text-box fo:min-height="6%"><text:p text:style-name="Standard"><text:span text:style-name="Character_5f_20_5f_style"><text:span text:style-name="T32">P</text:span></text:span><text:span text:style-name="Character_5f_20_5f_style"><text:span text:style-name="T31">5) </text:span></text:span><text:span text:style-name="Character_5f_20_5f_style"><text:span text:style-name="T30">Si deux figures sont symétriques par rapport à un point, alors elles ont la même aire et le même périmètre.</text:span></text:span></text:p></draw:text-box></draw:frame></text:p>
      <text:p text:style-name="P35"><text:span text:style-name="_5f_Caractères"/></text:p>
      <text:p text:style-name="P35"/>
      <text:section text:style-name="Sect1" text:name="Section7">
        <text:list xml:id="list90161739198810" text:continue-numbering="true" text:style-name="_5f_Numérotation_20_des_20_exercices">
          <text:list-item>
            <text:list>
              <text:list-item>
                <text:p text:style-name="P37"><draw:g text:anchor-type="as-char" svg:y="0cm" draw:z-index="84" draw:name="Forme6_1" draw:style-name="gr81"><draw:line draw:style-name="gr82" draw:text-style-name="P56" svg:x1="1.012cm" svg:y1="0.379cm" svg:x2="0.275cm" svg:y2="1.88cm"><text:p/></draw:line><draw:line draw:style-name="gr82" draw:text-style-name="P56" svg:x1="0.275cm" svg:y1="1.884cm" svg:x2="2.483cm" svg:y2="2.385cm"><text:p/></draw:line><draw:line draw:style-name="gr82" draw:text-style-name="P56" svg:x1="1.012cm" svg:y1="0.379cm" svg:x2="2.48cm" svg:y2="1.13cm"><text:p/></draw:line><draw:line draw:style-name="gr82" draw:text-style-name="P56" svg:x1="2.484cm" svg:y1="1.134cm" svg:x2="2.484cm" svg:y2="2.385cm"><text:p/></draw:line><draw:line draw:style-name="gr82" draw:text-style-name="P56" svg:x1="3.588cm" svg:y1="1.134cm" svg:x2="3.588cm" svg:y2="2.385cm"><text:p/></draw:line><draw:line draw:style-name="gr82" draw:text-style-name="P56" svg:x1="3.588cm" svg:y1="2.385cm" svg:x2="5.056cm" svg:y2="3.138cm"><text:p/></draw:line><draw:line draw:style-name="gr82" draw:text-style-name="P56" svg:x1="5.055cm" svg:y1="3.138cm" svg:x2="5.794cm" svg:y2="1.633cm"><text:p/></draw:line><draw:line draw:style-name="gr40" draw:text-style-name="P56" svg:x1="3.588cm" svg:y1="1.134cm" svg:x2="5.795cm" svg:y2="1.633cm"><text:p/></draw:line><draw:frame draw:style-name="gr83" draw:text-style-name="P59" svg:width="0.283cm" svg:height="0.414cm" svg:x="2.882cm" svg:y="1.238cm"><draw:text-box><text:p text:style-name="P48"><text:span text:style-name="T59">O</text:span></text:p></draw:text-box></draw:frame><draw:g draw:style-name="gr5"><draw:line draw:style-name="gr84" draw:text-style-name="P54" svg:x1="2.896cm" svg:y1="1.617cm" svg:x2="3.171cm" svg:y2="1.892cm"><text:p/></draw:line><draw:line draw:style-name="gr85" draw:text-style-name="P54" svg:x1="2.896cm" svg:y1="1.892cm" svg:x2="3.171cm" svg:y2="1.617cm"><text:p/></draw:line></draw:g><draw:frame draw:style-name="gr86" draw:text-style-name="P59" svg:width="0.246cm" svg:height="0.414cm" svg:x="0cm" svg:y="1.79cm"><draw:text-box><text:p text:style-name="P48"><text:span text:style-name="T59">A</text:span></text:p></draw:text-box></draw:frame><draw:frame draw:style-name="gr86" draw:text-style-name="P59" svg:width="0.246cm" svg:height="0.414cm" svg:x="0.778cm" svg:y="0cm"><draw:text-box><text:p text:style-name="P48"><text:span text:style-name="T59">B</text:span></text:p></draw:text-box></draw:frame><draw:frame draw:style-name="gr87" draw:text-style-name="P59" svg:width="0.251cm" svg:height="0.414cm" svg:x="2.484cm" svg:y="2.385cm"><draw:text-box><text:p text:style-name="P48"><text:span text:style-name="T59">C</text:span></text:p></draw:text-box></draw:frame><draw:frame draw:style-name="gr88" draw:text-style-name="P65" svg:width="0.311cm" svg:height="0.459cm" svg:x="2.575cm" svg:y="0.781cm"><draw:text-box><text:p text:style-name="P48"><text:span text:style-name="T63">D</text:span></text:p></draw:text-box></draw:frame><draw:frame draw:style-name="gr89" draw:text-style-name="P59" svg:width="0.343cm" svg:height="0.414cm" svg:x="5.851cm" svg:y="1.39cm"><draw:text-box><text:p text:style-name="P48"><text:span text:style-name="T59">F</text:span></text:p></draw:text-box></draw:frame><draw:frame draw:style-name="gr89" draw:text-style-name="P59" svg:width="0.343cm" svg:height="0.414cm" svg:x="4.927cm" svg:y="3.157cm"><draw:text-box><text:p text:style-name="P48"><text:span text:style-name="T59">G</text:span></text:p></draw:text-box></draw:frame><draw:frame draw:style-name="gr90" draw:text-style-name="P59" svg:width="0.346cm" svg:height="0.414cm" svg:x="3.392cm" svg:y="0.732cm"><draw:text-box><text:p text:style-name="P48"><text:span text:style-name="T59">E</text:span></text:p></draw:text-box></draw:frame><draw:frame draw:style-name="gr91" draw:text-style-name="P59" svg:width="0.373cm" svg:height="0.414cm" svg:x="3.268cm" svg:y="2.385cm"><draw:text-box><text:p text:style-name="P48"><text:span text:style-name="T59">H</text:span></text:p></draw:text-box></draw:frame><draw:frame draw:style-name="gr92" draw:text-style-name="P55" svg:width="0.791cm" svg:height="0.375cm" draw:transform="rotate (-0.185353966561798) translate (0.85725cm 2.03905555555556cm)"><draw:text-box><text:p text:style-name="P48"><text:span text:style-name="T56">6 cm</text:span></text:p></draw:text-box></draw:frame><draw:ellipse draw:style-name="gr39" draw:text-style-name="P56" svg:width="1.168cm" svg:height="1.17cm" svg:x="0.318cm" svg:y="-0.293cm" draw:kind="arc" draw:start-angle="259.72" draw:end-angle="328.31"><text:p/></draw:ellipse><draw:frame draw:style-name="gr93" draw:text-style-name="P55" svg:width="0.585cm" svg:height="0.375cm" draw:transform="rotate (0.0211184839491314) translate (1.04422222222222cm 0.873125cm)"><draw:text-box><text:p text:style-name="P48"><text:span text:style-name="T56">87°</text:span></text:p></draw:text-box></draw:frame></draw:g></text:p>
              </text:list-item>
            </text:list>
          </text:list-item>
        </text:list>
        <text:p text:style-name="P36"><text:span text:style-name="_5f_pointillés_20_gris"><text:span text:style-name="T35">D’après la propriété </text:span></text:span><text:span text:style-name="_5f_pointillés_20_gris"><text:span text:style-name="T37">n°</text:span></text:span><text:span text:style-name="_5f_pointillés_20_gris"><text:span text:style-name="T38">1</text:span></text:span><text:span text:style-name="_5f_pointillés_20_gris"><text:span text:style-name="T35">, on en déduit que </text:span></text:span><text:span text:style-name="_5f_pointillés_20_gris"><text:span text:style-name="T38">EF = 6 cm.</text:span></text:span></text:p>
        <text:p text:style-name="P27"><text:span text:style-name="_5f_pointillés_20_gris"><text:span text:style-name="T40">D’après la propriété </text:span></text:span><text:span text:style-name="_5f_pointillés_20_gris"><text:span text:style-name="T42">n°</text:span></text:span><text:span text:style-name="_5f_pointillés_20_gris"><text:span text:style-name="T43">4</text:span></text:span><text:span text:style-name="_5f_pointillés_20_gris"><text:span text:style-name="T40">, on en déduit que </text:span></text:span><text:span text:style-name="_5f_pointillés_20_gris"><text:span text:style-name="T42"><draw:frame draw:style-name="fr10" draw:name="Objet1" text:anchor-type="as-char" svg:width="0.737cm" svg:height="0.462cm" draw:z-index="103"><draw:object xlink:href="./Object 1" xlink:type="simple" xlink:show="embed" xlink:actuate="onLoad"/><draw:image xlink:href="./ObjectReplacements/Object 1" xlink:type="simple" xlink:show="embed" xlink:actuate="onLoad"/><svg:desc>formula</svg:desc></draw:frame></text:span></text:span><text:span text:style-name="_5f_pointillés_20_gris"><text:span text:style-name="T42"><text:s/></text:span></text:span><text:span text:style-name="_5f_pointillés_20_gris"><text:span text:style-name="T43">= 87°.</text:span></text:span></text:p>
        <text:p text:style-name="P27"/>
        <text:p text:style-name="P27"/>
        <text:list xml:id="list90160228859380" text:continue-numbering="true" text:style-name="_5f_Numérotation_20_des_20_exercices">
          <text:list-item>
            <text:list>
              <text:list-item>
                <text:p text:style-name="P29"/>
              </text:list-item>
            </text:list>
          </text:list-item>
        </text:list>
        <text:p text:style-name="P3"><text:span text:style-name="_5f_Caractères"><draw:g text:anchor-type="as-char" draw:z-index="105" draw:name="Objet de groupe 1" draw:style-name="gr4"><draw:g draw:style-name="gr5"><draw:line draw:style-name="gr6" draw:text-style-name="P47" svg:x1="2.028cm" svg:y1="1.6cm" svg:x2="2.142cm" svg:y2="1.711cm"><text:p/></draw:line><draw:line draw:style-name="gr7" draw:text-style-name="P47" svg:x1="2.028cm" svg:y1="1.711cm" svg:x2="2.142cm" svg:y2="1.6cm"><text:p/></draw:line></draw:g><draw:frame draw:style-name="gr8" draw:text-style-name="P49" svg:width="0.756cm" svg:height="0.625cm" svg:x="1.894cm" svg:y="1.224cm"><draw:text-box><text:p text:style-name="P48"><text:span text:style-name="T55">O</text:span></text:p></draw:text-box></draw:frame><draw:frame draw:style-name="gr9" draw:text-style-name="P49" svg:width="0.727cm" svg:height="0.625cm" svg:x="0.064cm" svg:y="2.734cm"><draw:text-box><text:p text:style-name="P48"><text:span text:style-name="T55">R</text:span></text:p></draw:text-box></draw:frame><draw:frame draw:style-name="gr10" draw:text-style-name="P49" svg:width="0.706cm" svg:height="0.625cm" svg:x="2.618cm" svg:y="1.91cm"><draw:text-box><text:p text:style-name="P48"><text:span text:style-name="T55">S</text:span></text:p></draw:text-box></draw:frame><draw:frame draw:style-name="gr11" draw:text-style-name="P49" svg:width="0.699cm" svg:height="0.625cm" svg:x="0cm" svg:y="0.975cm"><draw:text-box><text:p text:style-name="P48"><text:span text:style-name="T55">T</text:span></text:p></draw:text-box></draw:frame><draw:frame draw:style-name="gr12" draw:text-style-name="P49" svg:width="0.74cm" svg:height="0.623cm" svg:x="0.623cm" svg:y="0.347cm"><draw:text-box><text:p text:style-name="P48"><text:span text:style-name="T55">U</text:span></text:p></draw:text-box></draw:frame><draw:frame draw:style-name="gr13" draw:text-style-name="P49" svg:width="0.722cm" svg:height="0.625cm" svg:x="3cm" svg:y="0.739cm"><draw:text-box><text:p text:style-name="P48"><text:span text:style-name="T55">V</text:span></text:p></draw:text-box></draw:frame><draw:frame draw:style-name="gr14" draw:text-style-name="P49" svg:width="0.752cm" svg:height="0.625cm" svg:x="0.859cm" svg:y="0.753cm"><draw:text-box><text:p text:style-name="P48"><text:span text:style-name="T55">G</text:span></text:p></draw:text-box></draw:frame><draw:frame draw:style-name="gr13" draw:text-style-name="P49" svg:width="0.724cm" svg:height="0.625cm" svg:x="0.48cm" svg:y="1.963cm"><draw:text-box><text:p text:style-name="P48"><text:span text:style-name="T55">B</text:span></text:p></draw:text-box></draw:frame><draw:frame draw:style-name="gr15" draw:text-style-name="P49" svg:width="0.743cm" svg:height="0.625cm" svg:x="3.454cm" svg:y="0cm"><draw:text-box><text:p text:style-name="P48"><text:span text:style-name="T55">H</text:span></text:p></draw:text-box></draw:frame><draw:frame draw:style-name="gr16" draw:text-style-name="P49" svg:width="0.683cm" svg:height="0.625cm" svg:x="3.415cm" svg:y="1.73cm"><draw:text-box><text:p text:style-name="P48"><text:span text:style-name="T55">L</text:span></text:p></draw:text-box></draw:frame><draw:frame draw:style-name="gr17" draw:text-style-name="P49" svg:width="0.78cm" svg:height="0.625cm" svg:x="2.828cm" svg:y="2.302cm"><draw:text-box><text:p text:style-name="P48"><text:span text:style-name="T55">M</text:span></text:p></draw:text-box></draw:frame><draw:g draw:style-name="gr5"><draw:g draw:style-name="gr5"><draw:line draw:style-name="gr18" draw:text-style-name="P47" svg:x1="1.383cm" svg:y1="2.505cm" svg:x2="1.485cm" svg:y2="2.644cm"><text:p/></draw:line><draw:line draw:style-name="gr19" draw:text-style-name="P47" svg:x1="1.456cm" svg:y1="2.523cm" svg:x2="1.555cm" svg:y2="2.658cm"><text:p/></draw:line></draw:g></draw:g><draw:frame draw:style-name="gr20" draw:text-style-name="P49" svg:width="1.378cm" svg:height="0.625cm" draw:transform="rotate (0.722042711550054) translate (1.12888888888889cm 1.536125cm)"><draw:text-box><text:p text:style-name="P48"><text:span text:style-name="T55">120°</text:span></text:p></draw:text-box></draw:frame><draw:polygon draw:style-name="gr21" draw:text-style-name="P50" svg:width="2.679cm" svg:height="2.009cm" svg:x="0.509cm" svg:y="0.864cm" svg:viewBox="0 0 2680 2010" draw:points="447,0 2680,225 2234,1341 0,2010 0,445"><text:p/></draw:polygon><draw:polygon draw:style-name="gr21" draw:text-style-name="P50" svg:width="2.679cm" svg:height="2.007cm" svg:x="0.955cm" svg:y="0.419cm" svg:viewBox="0 0 2680 2008" draw:points="2234,2008 0,1786 447,669 2680,0 2680,1561"><text:p/></draw:polygon><draw:ellipse draw:style-name="gr22" draw:text-style-name="P51" svg:width="1.008cm" svg:height="0.863cm" svg:x="0.709cm" svg:y="0.559cm" draw:kind="arc" draw:start-angle="278.17" draw:end-angle="358.62"><text:p/></draw:ellipse></draw:g></text:span></text:p>
        <text:p text:style-name="P27"><text:span text:style-name="_5f_pointillés_20_gris"><text:span text:style-name="T40">D’après la propriété </text:span></text:span><text:span text:style-name="_5f_pointillés_20_gris"><text:span text:style-name="T42">n°</text:span></text:span><text:span text:style-name="_5f_pointillés_20_gris"><text:span text:style-name="T44">1</text:span></text:span><text:span text:style-name="_5f_pointillés_20_gris"><text:span text:style-name="T40">, on en déduit que </text:span></text:span><text:span text:style-name="_5f_pointillés_20_gris"><text:span text:style-name="T44">RS = GH</text:span></text:span><text:span text:style-name="_5f_pointillés_20_gris"><text:span text:style-name="T41">.</text:span></text:span></text:p>
        <text:p text:style-name="P39"><text:span text:style-name="_5f_pointillés_20_gris"><text:span text:style-name="T40">D’après la propriété </text:span></text:span><text:span text:style-name="_5f_pointillés_20_gris"><text:span text:style-name="T42">n°</text:span></text:span><text:span text:style-name="_5f_pointillés_20_gris"><text:span text:style-name="T44">4</text:span></text:span><text:span text:style-name="_5f_pointillés_20_gris"><text:span text:style-name="T40">, on en déduit que </text:span></text:span><text:span text:style-name="_5f_pointillés_20_gris"><text:span text:style-name="T40"><draw:frame draw:style-name="fr9" draw:name="Objet3" text:anchor-type="as-char" svg:width="0.734cm" svg:height="0.462cm" draw:z-index="104"><draw:object xlink:href="./Object 2" xlink:type="simple" xlink:show="embed" xlink:actuate="onLoad"/><draw:image xlink:href="./ObjectReplacements/Object 2" xlink:type="simple" xlink:show="embed" xlink:actuate="onLoad"/><svg:desc>formula</svg:desc></draw:frame></text:span></text:span><text:span text:style-name="_5f_pointillés_20_gris"><text:span text:style-name="T42"><text:s/></text:span></text:span><text:span text:style-name="_5f_pointillés_20_gris"><text:span text:style-name="T44">= 120°</text:span></text:span><text:span text:style-name="_5f_pointillés_20_gris"><text:span text:style-name="T41">.</text:span></text:span></text:p>
        <text:list xml:id="list90159903231019" text:continue-numbering="true" text:style-name="_5f_Numérotation_20_des_20_exercices">
          <text:list-item>
            <text:list>
              <text:list-item>
                <text:p text:style-name="P30"><draw:g text:anchor-type="as-char" draw:z-index="102" draw:name="Forme8_1" draw:style-name="gr23"><draw:polygon draw:style-name="gr24" draw:text-style-name="P52" svg:width="1.213cm" svg:height="2.101cm" svg:x="3.216cm" svg:y="0.718cm" svg:viewBox="0 0 1214 2102" draw:points="5,2102 0,703 1214,0"><text:p/></draw:polygon><draw:polygon draw:style-name="gr24" draw:text-style-name="P52" svg:width="1.213cm" svg:height="2.1cm" svg:x="0.235cm" svg:y="0.539cm" svg:viewBox="0 0 1214 2101" draw:points="1208,0 1214,1399 0,2101"><text:p/></draw:polygon><draw:ellipse draw:style-name="gr25" draw:text-style-name="P53" svg:width="2.821cm" svg:height="2.828cm" svg:x="1.803cm" svg:y="0cm"><text:p/></draw:ellipse><draw:g draw:style-name="gr5"><draw:line draw:style-name="gr26" draw:text-style-name="P54" svg:x1="2.233cm" svg:y1="1.585cm" svg:x2="2.427cm" svg:y2="1.779cm"><text:p/></draw:line><draw:line draw:style-name="gr27" draw:text-style-name="P54" svg:x1="2.233cm" svg:y1="1.779cm" svg:x2="2.427cm" svg:y2="1.585cm"><text:p/></draw:line></draw:g><draw:ellipse draw:style-name="gr25" draw:text-style-name="P53" svg:width="2.823cm" svg:height="2.828cm" draw:transform="rotate (-3.14159265358979) translate (2.85926388888889cm 3.35668055555556cm)"><text:p/></draw:ellipse><draw:frame draw:style-name="gr28" draw:text-style-name="P55" svg:width="0.255cm" svg:height="0.373cm" svg:x="2.205cm" svg:y="1.295cm"><draw:text-box><text:p text:style-name="P48"><text:span text:style-name="T56">O</text:span></text:p></draw:text-box></draw:frame><draw:frame draw:style-name="gr29" draw:text-style-name="P55" svg:width="0.251cm" svg:height="0.373cm" svg:x="1.326cm" svg:y="0.198cm"><draw:text-box><text:p text:style-name="P48"><text:span text:style-name="T56">G</text:span></text:p></draw:text-box></draw:frame><draw:frame draw:style-name="gr30" draw:text-style-name="P55" svg:width="0.242cm" svg:height="0.373cm" svg:x="0cm" svg:y="2.649cm"><draw:text-box><text:p text:style-name="P48"><text:span text:style-name="T56">H</text:span></text:p></draw:text-box></draw:frame><draw:frame draw:style-name="gr31" draw:text-style-name="P55" svg:width="0.212cm" svg:height="0.373cm" svg:x="1.475cm" svg:y="1.84cm"><draw:text-box><text:p text:style-name="P48"><text:span text:style-name="T56">K</text:span></text:p></draw:text-box></draw:frame><draw:frame draw:style-name="gr32" draw:text-style-name="P55" svg:width="0.249cm" svg:height="0.373cm" svg:x="2.947cm" svg:y="1.224cm"><draw:text-box><text:p text:style-name="P48"><text:span text:style-name="T56">Y</text:span></text:p></draw:text-box></draw:frame><draw:frame draw:style-name="gr33" draw:text-style-name="P55" svg:width="0.274cm" svg:height="0.373cm" svg:x="4.503cm" svg:y="0.469cm"><draw:text-box><text:p text:style-name="P48"><text:span text:style-name="T56">S</text:span></text:p></draw:text-box></draw:frame><draw:frame draw:style-name="gr34" draw:text-style-name="P55" svg:width="0.279cm" svg:height="0.373cm" svg:x="3.062cm" svg:y="2.877cm"><draw:text-box><text:p text:style-name="P48"><text:span text:style-name="T56">A</text:span></text:p></draw:text-box></draw:frame><draw:line draw:style-name="gr35" draw:text-style-name="P56" svg:x1="3.21cm" svg:y1="1.411cm" svg:x2="3.916cm" svg:y2="0.188cm"><text:p/></draw:line><draw:line draw:style-name="gr35" draw:text-style-name="P56" svg:x1="1.45cm" svg:y1="1.958cm" svg:x2="0.745cm" svg:y2="3.183cm"><text:p/></draw:line><draw:frame draw:style-name="gr36" draw:text-style-name="P57" svg:width="0.705cm" svg:height="0.332cm" draw:transform="rotate (1.08350039963808) translate (0.959555555555556cm 2.83986111111111cm)"><draw:text-box><text:p text:style-name="P48"><text:span text:style-name="T57">4 cm</text:span></text:p></draw:text-box></draw:frame><draw:frame draw:style-name="gr37" draw:text-style-name="P58" svg:width="1.788cm" svg:height="0.332cm" draw:transform="rotate (1.04405595854301) translate (0.504472222222222cm 2.20486111111111cm)"><draw:text-box><text:p text:style-name="P48"><text:span text:style-name="T58">Aire = 6 cm²</text:span></text:p></draw:text-box></draw:frame></draw:g></text:p>
              </text:list-item>
            </text:list>
          </text:list-item>
        </text:list>
        <text:p text:style-name="P38"/>
        <text:p text:style-name="P36"><text:span text:style-name="_5f_pointillés_20_gris"><text:span text:style-name="T34">D’après la propriété </text:span></text:span><text:span text:style-name="_5f_pointillés_20_gris"><text:span text:style-name="T36">n°</text:span></text:span><text:span text:style-name="_5f_pointillés_20_gris"><text:span text:style-name="T39">2</text:span></text:span><text:span text:style-name="_5f_pointillés_20_gris"><text:span text:style-name="T34">, on en déduit que </text:span></text:span><text:span text:style-name="_5f_pointillés_20_gris"><text:span text:style-name="T39">YS = 4 cm (les deux cercles ont le même rayon).</text:span></text:span></text:p>
        <text:p text:style-name="P40"><text:span text:style-name="_5f_pointillés_20_gris"><text:span text:style-name="T46">D’après la propriété </text:span></text:span><text:span text:style-name="_5f_pointillés_20_gris"><text:span text:style-name="T48">n°</text:span></text:span><text:span text:style-name="_5f_pointillés_20_gris"><text:span text:style-name="T49">5</text:span></text:span><text:span text:style-name="_5f_pointillés_20_gris"><text:span text:style-name="T46">, on en déduit que </text:span></text:span><text:span text:style-name="_5f_pointillés_20_gris"><text:span text:style-name="T49">l’aire de YSA est de 6 cm²</text:span></text:span><text:span text:style-name="_5f_pointillés_20_gris"><text:span text:style-name="T47">.</text:span></text:span></text:p>
      </text:section>
      <text:list xml:id="list90160056679351" text:continue-numbering="true" text:style-name="_5f_Numérotation_20_des_20_exercices">
        <text:list-item>
          <text:h text:style-name="P42" text:outline-level="1"><text:span text:style-name="_5f_Caractères"><text:span text:style-name="T52">Hugo</text:span></text:span><text:span text:style-name="_5f_Caractères">, </text:span><text:span text:style-name="_5f_Caractères"><text:span text:style-name="T52">Victoire </text:span></text:span><text:span text:style-name="_5f_Caractères">et </text:span><text:span text:style-name="_5f_Caractères"><text:span text:style-name="T52">Nour </text:span></text:span><text:span text:style-name="_5f_Caractères">doivent tracer des figures symétriques par rapport à un point. Pour chaque cas, l'un d'entre eux s'est trompé. Retrouve lequel, et explique ton choix dans la dernière colonne.</text:span></text:h>
        </text:list-item>
      </text:list>
      <table:table table:name="Tableau2" table:style-name="Tableau2">
        <table:table-column table:style-name="Tableau2.A"/>
        <table:table-column table:style-name="Tableau2.B"/>
        <table:table-column table:style-name="Tableau2.C"/>
        <table:table-column table:style-name="Tableau2.B"/>
        <table:table-column table:style-name="Tableau2.E"/>
        <table:table-header-rows>
          <table:table-row table:style-name="Tableau2.1">
            <table:table-cell table:style-name="Tableau2.A1" office:value-type="string">
              <text:h text:style-name="_5f_Tableau_5f_Centré_5f_Gras" text:outline-level="1"><text:span text:style-name="_5f_Caractères"/></text:h>
            </table:table-cell>
            <table:table-cell table:style-name="Tableau2.B1" office:value-type="string">
              <text:h text:style-name="P28" text:outline-level="1"><text:span text:style-name="_5f_Caractères"><text:span text:style-name="T52">Hugo</text:span></text:span></text:h>
            </table:table-cell>
            <table:table-cell table:style-name="Tableau2.B1" office:value-type="string">
              <text:h text:style-name="P28" text:outline-level="1"><text:span text:style-name="_5f_Caractères"><text:span text:style-name="T52">Victoire</text:span></text:span></text:h>
            </table:table-cell>
            <table:table-cell table:style-name="Tableau2.B1" office:value-type="string">
              <text:h text:style-name="P28" text:outline-level="1"><text:span text:style-name="_5f_Caractères"><text:span text:style-name="T52">Nour</text:span></text:span></text:h>
            </table:table-cell>
            <table:table-cell table:style-name="Tableau2.E1" office:value-type="string">
              <text:h text:style-name="_5f_Tableau_5f_Centré_5f_Gras" text:outline-level="1"><text:span text:style-name="_5f_Caractères">Explication</text:span></text:h>
            </table:table-cell>
          </table:table-row>
        </table:table-header-rows>
        <table:table-row table:style-name="Tableau2.2">
          <table:table-cell table:style-name="Tableau2.A1" office:value-type="string">
            <text:h text:style-name="_5f_Tableau_5f_Centré_5f_Gras" text:outline-level="1"><text:span text:style-name="_5f_Numéros_20_second_20_exercices">a.</text:span></text:h>
          </table:table-cell>
          <table:table-cell table:style-name="Tableau2.B2" office:value-type="string">
            <text:h text:style-name="_5f_Tableau_5f_Centré" text:outline-level="1"><draw:frame draw:style-name="fr8" draw:name="Image3" text:anchor-type="paragraph" svg:x="0.466cm" svg:y="1.272cm" svg:width="0.3cm" svg:height="0.3cm" draw:z-index="99"><draw:image xlink:href="Pictures/100000000000006200000062C62FEA9AA365749D.png" xlink:type="simple" xlink:show="embed" xlink:actuate="onLoad" draw:mime-type="image/png"/></draw:frame><draw:frame draw:style-name="fr8" draw:name="Image4" text:anchor-type="paragraph" svg:x="2.618cm" svg:y="2.032cm" svg:width="0.3cm" svg:height="0.3cm" draw:z-index="97"><draw:image xlink:href="Pictures/100000000000006200000062C62FEA9AA365749D.png" xlink:type="simple" xlink:show="embed" xlink:actuate="onLoad" draw:mime-type="image/png"/></draw:frame><text:span text:style-name="_5f_Caractères"><draw:g text:anchor-type="as-char" draw:z-index="90" draw:name="Forme9_1" draw:style-name="gr4"><draw:frame draw:style-name="gr51" draw:text-style-name="P61" svg:width="0.623cm" svg:height="0.475cm" svg:x="0.303cm" svg:y="1.111cm"><draw:text-box><text:p text:style-name="P48"><text:span text:style-name="T60">( <text:s/></text:span><text:span text:style-name="T61"><text:s/></text:span><text:span text:style-name="T60">)</text:span></text:p></draw:text-box></draw:frame><draw:frame draw:style-name="gr52" draw:text-style-name="P62" svg:width="0.701cm" svg:height="0.475cm" svg:x="2.475cm" svg:y="1.856cm"><draw:text-box><text:p text:style-name="P48"><text:span text:style-name="T62">( <text:s text:c="2"/>')</text:span></text:p></draw:text-box></draw:frame><draw:g draw:style-name="gr5"><draw:ellipse draw:style-name="gr53" draw:text-style-name="P63" svg:width="1.117cm" svg:height="1.112cm" svg:x="0cm" svg:y="0cm"><text:p/></draw:ellipse><draw:ellipse draw:style-name="gr53" draw:text-style-name="P63" svg:width="1.112cm" svg:height="1.116cm" svg:x="2.226cm" svg:y="0.741cm"><text:p/></draw:ellipse><draw:g draw:style-name="gr5"><draw:line draw:style-name="gr72" draw:text-style-name="P64" svg:x1="1.595cm" svg:y1="0.852cm" svg:x2="1.743cm" svg:y2="1cm"><text:p/></draw:line><draw:line draw:style-name="gr73" draw:text-style-name="P64" svg:x1="1.743cm" svg:y1="0.852cm" svg:x2="1.595cm" svg:y2="1cm"><text:p/></draw:line></draw:g><draw:g draw:style-name="gr5"><draw:line draw:style-name="gr74" draw:text-style-name="P64" svg:x1="2.856cm" svg:y1="1.221cm" svg:x2="2.708cm" svg:y2="1.369cm"><text:p/></draw:line><draw:line draw:style-name="gr75" draw:text-style-name="P64" svg:x1="2.708cm" svg:y1="1.221cm" svg:x2="2.856cm" svg:y2="1.369cm"><text:p/></draw:line></draw:g><draw:g draw:style-name="gr5"><draw:line draw:style-name="gr76" draw:text-style-name="P64" svg:x1="0.63cm" svg:y1="0.482cm" svg:x2="0.482cm" svg:y2="0.63cm"><text:p/></draw:line><draw:line draw:style-name="gr77" draw:text-style-name="P64" svg:x1="0.482cm" svg:y1="0.482cm" svg:x2="0.63cm" svg:y2="0.63cm"><text:p/></draw:line></draw:g><draw:frame draw:style-name="gr78" draw:text-style-name="P61" svg:width="0.198cm" svg:height="0.376cm" svg:x="1.573cm" svg:y="0.517cm"><draw:text-box><text:p text:style-name="P48"><text:span text:style-name="T60">R</text:span></text:p></draw:text-box></draw:frame><draw:frame draw:style-name="gr79" draw:text-style-name="P61" svg:width="0.255cm" svg:height="0.376cm" svg:x="0.482cm" svg:y="0.654cm"><draw:text-box><text:p text:style-name="P48"><text:span text:style-name="T60">O</text:span></text:p></draw:text-box></draw:frame><draw:frame draw:style-name="gr80" draw:text-style-name="P61" svg:width="0.343cm" svg:height="0.375cm" svg:x="2.701cm" svg:y="1.378cm"><draw:text-box><text:p text:style-name="P48"><text:span text:style-name="T60">O'</text:span></text:p></draw:text-box></draw:frame></draw:g></draw:g></text:span></text:h>
          </table:table-cell>
          <table:table-cell table:style-name="Tableau2.C2" office:value-type="string">
            <text:h text:style-name="_5f_Tableau_5f_Centré" text:outline-level="1"><draw:frame draw:style-name="fr8" draw:name="Image5" text:anchor-type="paragraph" svg:x="1.36cm" svg:y="2.397cm" svg:width="0.3cm" svg:height="0.3cm" draw:z-index="101"><draw:image xlink:href="Pictures/100000000000006200000062C62FEA9AA365749D.png" xlink:type="simple" xlink:show="embed" xlink:actuate="onLoad" draw:mime-type="image/png"/></draw:frame><draw:frame draw:style-name="fr8" draw:name="Image6" text:anchor-type="paragraph" svg:x="2.411cm" svg:y="1.254cm" svg:width="0.3cm" svg:height="0.3cm" draw:z-index="98"><draw:image xlink:href="Pictures/100000000000006200000062C62FEA9AA365749D.png" xlink:type="simple" xlink:show="embed" xlink:actuate="onLoad" draw:mime-type="image/png"/></draw:frame><text:span text:style-name="_5f_Caractères"><draw:g text:anchor-type="as-char" draw:z-index="91" draw:name="Forme10_0" draw:style-name="gr4"><draw:frame draw:style-name="gr51" draw:text-style-name="P61" svg:width="0.623cm" svg:height="0.475cm" svg:x="0.75cm" svg:y="2.249cm"><draw:text-box><text:p text:style-name="P48"><text:span text:style-name="T60">( <text:s/></text:span><text:span text:style-name="T61"><text:s/></text:span><text:span text:style-name="T60">)</text:span></text:p></draw:text-box></draw:frame><draw:frame draw:style-name="gr52" draw:text-style-name="P62" svg:width="0.701cm" svg:height="0.475cm" svg:x="1.78cm" svg:y="1.113cm"><draw:text-box><text:p text:style-name="P48"><text:span text:style-name="T62">( <text:s text:c="2"/>')</text:span></text:p></draw:text-box></draw:frame><draw:g draw:style-name="gr5"><draw:ellipse draw:style-name="gr53" draw:text-style-name="P63" svg:width="0.713cm" svg:height="0.712cm" draw:transform="skewX (-0.00244346095279216) rotate (1.22242860809683) translate (-0.100541666666667cm 2.60631944444444cm)"><text:p/></draw:ellipse><draw:ellipse draw:style-name="gr53" draw:text-style-name="P63" svg:width="1.114cm" svg:height="1.116cm" draw:transform="skewX (-0.00157079632679485) rotate (1.22155594347083) translate (1.09890277777778cm 0.889291666666667cm)"><text:p/></draw:ellipse><draw:g draw:style-name="gr5"><draw:line draw:style-name="gr63" draw:text-style-name="P64" svg:x1="0.988cm" svg:y1="1.519cm" svg:x2="1.179cm" svg:y2="1.431cm"><text:p/></draw:line><draw:line draw:style-name="gr64" draw:text-style-name="P64" svg:x1="1.039cm" svg:y1="1.382cm" svg:x2="1.127cm" svg:y2="1.573cm"><text:p/></draw:line></draw:g><draw:g draw:style-name="gr5"><draw:line draw:style-name="gr65" draw:text-style-name="P64" svg:x1="1.768cm" svg:y1="0.463cm" svg:x2="1.856cm" svg:y2="0.652cm"><text:p/></draw:line><draw:line draw:style-name="gr66" draw:text-style-name="P64" svg:x1="1.717cm" svg:y1="0.6cm" svg:x2="1.906cm" svg:y2="0.512cm"><text:p/></draw:line></draw:g><draw:g draw:style-name="gr5"><draw:line draw:style-name="gr67" draw:text-style-name="P64" svg:x1="0.309cm" svg:y1="2.303cm" svg:x2="0.397cm" svg:y2="2.492cm"><text:p/></draw:line><draw:line draw:style-name="gr68" draw:text-style-name="P64" svg:x1="0.26cm" svg:y1="2.438cm" svg:x2="0.449cm" svg:y2="2.35cm"><text:p/></draw:line></draw:g><draw:frame draw:style-name="gr69" draw:text-style-name="P61" svg:width="0.279cm" svg:height="0.375cm" svg:x="0.75cm" svg:y="1.164cm"><draw:text-box><text:p text:style-name="P48"><text:span text:style-name="T60">M</text:span></text:p></draw:text-box></draw:frame><draw:frame draw:style-name="gr70" draw:text-style-name="P61" svg:width="0.214cm" svg:height="0.376cm" svg:x="0.183cm" svg:y="2.406cm"><draw:text-box><text:p text:style-name="P48"><text:span text:style-name="T60">E</text:span></text:p></draw:text-box></draw:frame><draw:frame draw:style-name="gr71" draw:text-style-name="P61" svg:width="0.294cm" svg:height="0.375cm" svg:x="1.977cm" svg:y="0.407cm"><draw:text-box><text:p text:style-name="P48"><text:span text:style-name="T60">E'</text:span></text:p></draw:text-box></draw:frame></draw:g></draw:g></text:span></text:h>
          </table:table-cell>
          <table:table-cell table:style-name="Tableau2.D2" office:value-type="string">
            <text:h text:style-name="_5f_Tableau_5f_Centré" text:outline-level="1"><draw:frame draw:style-name="fr8" draw:name="Image7" text:anchor-type="paragraph" svg:x="0.452cm" svg:y="2.136cm" svg:width="0.3cm" svg:height="0.3cm" draw:z-index="100"><draw:image xlink:href="Pictures/100000000000006200000062C62FEA9AA365749D.png" xlink:type="simple" xlink:show="embed" xlink:actuate="onLoad" draw:mime-type="image/png"/></draw:frame><draw:frame draw:style-name="fr8" draw:name="Image8" text:anchor-type="paragraph" svg:x="2.688cm" svg:y="1.3cm" svg:width="0.3cm" svg:height="0.3cm" draw:z-index="96"><draw:image xlink:href="Pictures/100000000000006200000062C62FEA9AA365749D.png" xlink:type="simple" xlink:show="embed" xlink:actuate="onLoad" draw:mime-type="image/png"/></draw:frame><text:span text:style-name="_5f_Caractères"><draw:g text:anchor-type="as-char" draw:z-index="92" draw:name="Forme11_0" draw:style-name="gr4"><draw:frame draw:style-name="gr51" draw:text-style-name="P61" svg:width="0.623cm" svg:height="0.475cm" svg:x="0.305cm" svg:y="1.96cm"><draw:text-box><text:p text:style-name="P48"><text:span text:style-name="T60">( <text:s/></text:span><text:span text:style-name="T61"><text:s/></text:span><text:span text:style-name="T60">)</text:span></text:p></draw:text-box></draw:frame><draw:frame draw:style-name="gr52" draw:text-style-name="P62" svg:width="0.701cm" svg:height="0.475cm" svg:x="2.469cm" svg:y="1.111cm"><draw:text-box><text:p text:style-name="P48"><text:span text:style-name="T62">( <text:s text:c="2"/>')</text:span></text:p></draw:text-box></draw:frame><draw:g draw:style-name="gr5"><draw:ellipse draw:style-name="gr53" draw:text-style-name="P63" svg:width="1.116cm" svg:height="1.114cm" draw:transform="rotate (0.699178898348928) translate (-0.227541666666667cm 1.35458333333333cm)"><text:p/></draw:ellipse><draw:ellipse draw:style-name="gr53" draw:text-style-name="P63" svg:width="1.112cm" svg:height="1.114cm" draw:transform="skewX (-0.00157079632679496) rotate (0.697782634947333) translate (1.95438888888889cm 0.48675cm)"><text:p/></draw:ellipse><draw:g draw:style-name="gr5"><draw:line draw:style-name="gr54" draw:text-style-name="P64" svg:x1="1.542cm" svg:y1="0.979cm" svg:x2="1.752cm" svg:y2="0.997cm"><text:p/></draw:line><draw:line draw:style-name="gr55" draw:text-style-name="P64" svg:x1="1.657cm" svg:y1="0.883cm" svg:x2="1.639cm" svg:y2="1.091cm"><text:p/></draw:line></draw:g><draw:g draw:style-name="gr5"><draw:line draw:style-name="gr56" draw:text-style-name="P64" svg:x1="2.747cm" svg:y1="0.453cm" svg:x2="2.729cm" svg:y2="0.661cm"><text:p/></draw:line><draw:line draw:style-name="gr57" draw:text-style-name="P64" svg:x1="2.633cm" svg:y1="0.546cm" svg:x2="2.841cm" svg:y2="0.565cm"><text:p/></draw:line></draw:g><draw:g draw:style-name="gr5"><draw:line draw:style-name="gr58" draw:text-style-name="P64" svg:x1="0.565cm" svg:y1="1.316cm" svg:x2="0.547cm" svg:y2="1.524cm"><text:p/></draw:line><draw:line draw:style-name="gr59" draw:text-style-name="P64" svg:x1="0.452cm" svg:y1="1.411cm" svg:x2="0.66cm" svg:y2="1.429cm"><text:p/></draw:line></draw:g><draw:frame draw:style-name="gr60" draw:text-style-name="P61" svg:width="0.241cm" svg:height="0.375cm" svg:x="1.404cm" svg:y="0.579cm"><draw:text-box><text:p text:style-name="P48"><text:span text:style-name="T60">Z</text:span></text:p></draw:text-box></draw:frame><draw:frame draw:style-name="gr61" draw:text-style-name="P61" svg:width="0.221cm" svg:height="0.376cm" svg:x="0.268cm" svg:y="1.431cm"><draw:text-box><text:p text:style-name="P48"><text:span text:style-name="T60">A</text:span></text:p></draw:text-box></draw:frame><draw:frame draw:style-name="gr62" draw:text-style-name="P61" svg:width="0.309cm" svg:height="0.375cm" svg:x="2.842cm" svg:y="0.566cm"><draw:text-box><text:p text:style-name="P48"><text:span text:style-name="T60">A'</text:span></text:p></draw:text-box></draw:frame></draw:g></draw:g></text:span></text:h>
          </table:table-cell>
          <table:table-cell table:style-name="Tableau2.E2" office:value-type="string">
            <text:p text:style-name="P26"><text:span text:style-name="_5f_pointillés_20_gris"><text:span text:style-name="T50">Victoire s’est trompée. Deux cercles symétriques par rapport à un point ont le même rayon.</text:span></text:span></text:p>
          </table:table-cell>
        </table:table-row>
        <table:table-row table:style-name="Tableau2.2">
          <table:table-cell table:style-name="Tableau2.A1" office:value-type="string">
            <text:h text:style-name="_5f_Tableau_5f_Centré_5f_Gras" text:outline-level="1"><text:span text:style-name="_5f_Numéros_20_second_20_exercices">b.</text:span></text:h>
          </table:table-cell>
          <table:table-cell table:style-name="Tableau2.B3" office:value-type="string">
            <text:h text:style-name="_5f_Tableau_5f_Centré" text:outline-level="1"><text:span text:style-name="_5f_Caractères"><draw:g text:anchor-type="as-char" svg:y="0cm" draw:z-index="93" draw:name="Forme12_1" draw:style-name="gr38"><draw:line draw:style-name="gr45" draw:text-style-name="P56" svg:x1="0.501cm" svg:y1="0cm" svg:x2="1cm" svg:y2="2cm"><text:p/></draw:line><draw:line draw:style-name="gr45" draw:text-style-name="P56" svg:x1="2.501cm" svg:y1="0cm" svg:x2="2cm" svg:y2="2cm"><text:p/></draw:line><draw:g draw:style-name="gr5"><draw:line draw:style-name="gr46" draw:text-style-name="P60" svg:x1="1.401cm" svg:y1="1.096cm" svg:x2="1.599cm" svg:y2="0.9cm"><text:p/></draw:line><draw:line draw:style-name="gr47" draw:text-style-name="P60" svg:x1="1.6cm" svg:y1="1.101cm" svg:x2="1.404cm" svg:y2="0.905cm"><text:p/></draw:line></draw:g><draw:frame draw:style-name="gr48" draw:text-style-name="P59" svg:width="0.309cm" svg:height="0.414cm" svg:x="1.339cm" svg:y="0.407cm"><draw:text-box><text:p text:style-name="P48"><text:span text:style-name="T59">M</text:span></text:p></draw:text-box></draw:frame><draw:frame draw:style-name="gr49" draw:text-style-name="P59" svg:width="0.503cm" svg:height="0.477cm" svg:x="0cm" svg:y="0cm"><draw:text-box><text:p text:style-name="P48"><text:span text:style-name="T59">(d)</text:span></text:p></draw:text-box></draw:frame><draw:frame draw:style-name="gr50" draw:text-style-name="P59" svg:width="0.6cm" svg:height="0.414cm" svg:x="2.498cm" svg:y="0cm"><draw:text-box><text:p text:style-name="P48"><text:span text:style-name="T59">(d')</text:span></text:p></draw:text-box></draw:frame></draw:g></text:span></text:h>
          </table:table-cell>
          <table:table-cell table:style-name="Tableau2.C3" office:value-type="string">
            <text:h text:style-name="_5f_Tableau_5f_Centré" text:outline-level="1"><text:span text:style-name="_5f_Caractères"><draw:g text:anchor-type="as-char" svg:y="0cm" draw:z-index="94" draw:name="Forme13_1" draw:style-name="gr38"><draw:line draw:style-name="gr39" draw:text-style-name="P56" svg:x1="0.005cm" svg:y1="0.476cm" svg:x2="3.005cm" svg:y2="0.975cm"><text:p/></draw:line><draw:line draw:style-name="gr39" draw:text-style-name="P56" svg:x1="0.005cm" svg:y1="1.476cm" svg:x2="3.005cm" svg:y2="1.975cm"><text:p/></draw:line><draw:line draw:style-name="gr40" draw:text-style-name="P56" svg:x1="1.358cm" svg:y1="1.09cm" svg:x2="1.171cm" svg:y2="1.289cm"><text:p/></draw:line><draw:line draw:style-name="gr40" draw:text-style-name="P56" svg:x1="1.187cm" svg:y1="1.09cm" svg:x2="1.372cm" svg:y2="1.289cm"><text:p/></draw:line><draw:frame draw:style-name="gr43" draw:text-style-name="P59" svg:width="0.503cm" svg:height="0.477cm" svg:x="0.002cm" svg:y="0cm"><draw:text-box><text:p text:style-name="P48"><text:span text:style-name="T59">(d)</text:span></text:p></draw:text-box></draw:frame><draw:frame draw:style-name="gr44" draw:text-style-name="P59" svg:width="0.787cm" svg:height="0.477cm" svg:x="0cm" svg:y="1.069cm"><draw:text-box><text:p text:style-name="P48"><text:span text:style-name="T59">(d')</text:span></text:p></draw:text-box></draw:frame><draw:frame draw:style-name="gr44" draw:text-style-name="P59" svg:width="0.384cm" svg:height="0.477cm" svg:x="1.374cm" svg:y="0.935cm"><draw:text-box><text:p text:style-name="P48"><text:span text:style-name="T59">M</text:span></text:p></draw:text-box></draw:frame></draw:g></text:span></text:h>
          </table:table-cell>
          <table:table-cell table:style-name="Tableau2.D3" office:value-type="string">
            <text:h text:style-name="_5f_Tableau_5f_Centré" text:outline-level="1"><text:span text:style-name="_5f_Caractères"><draw:g text:anchor-type="as-char" svg:y="0cm" draw:z-index="95" draw:name="Forme14_1" draw:style-name="gr38"><draw:line draw:style-name="gr39" draw:text-style-name="P56" svg:x1="0cm" svg:y1="1.653cm" svg:x2="1.545cm" svg:y2="0.011cm"><text:p/></draw:line><draw:line draw:style-name="gr39" draw:text-style-name="P56" svg:x1="0.691cm" svg:y1="2cm" svg:x2="2.236cm" svg:y2="0.358cm"><text:p/></draw:line><draw:line draw:style-name="gr40" draw:text-style-name="P56" svg:x1="0.965cm" svg:y1="1.046cm" svg:x2="1.03cm" svg:y2="1.229cm"><text:p/></draw:line><draw:line draw:style-name="gr40" draw:text-style-name="P56" svg:x1="0.896cm" svg:y1="1.151cm" svg:x2="1.109cm" svg:y2="1.109cm"><text:p/></draw:line><draw:frame draw:style-name="gr41" draw:text-style-name="P59" svg:width="0.503cm" svg:height="0.415cm" svg:x="0.736cm" svg:y="0cm"><draw:text-box><text:p text:style-name="P48"><text:span text:style-name="T59">(d)</text:span></text:p></draw:text-box></draw:frame><draw:frame draw:style-name="gr42" draw:text-style-name="P59" svg:width="0.63cm" svg:height="0.415cm" svg:x="2.108cm" svg:y="0.499cm"><draw:text-box><text:p text:style-name="P48"><text:span text:style-name="T59">(d')</text:span></text:p></draw:text-box></draw:frame><draw:frame draw:style-name="gr42" draw:text-style-name="P59" svg:width="0.308cm" svg:height="0.415cm" svg:x="1.032cm" svg:y="0.707cm"><draw:text-box><text:p text:style-name="P48"><text:span text:style-name="T59">M</text:span></text:p></draw:text-box></draw:frame></draw:g></text:span></text:h>
          </table:table-cell>
          <table:table-cell table:style-name="Tableau2.E3" office:value-type="string">
            <text:p text:style-name="P26"><text:span text:style-name="_5f_pointillés_20_gris"><text:span text:style-name="T51">Hugo</text:span></text:span><text:span text:style-name="_5f_pointillés_20_gris"><text:span text:style-name="T50"> s’est trompé. Deux droites symétriques par rapport à un point sont parallèles.</text:span></text:span></text:p>
          </table:table-cell>
        </table:table-row>
      </table:table>
      <text:h text:style-name="P43"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family-generic="script"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3" draw:display-name="Dashed (var) 583"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5" draw:display-name="Dashed (var) 585" draw:style="rect" draw:dots1="1" draw:dots1-length="0.006cm" draw:dots2="1" draw:dots2-length="0.006cm" draw:distance="0.006cm"/>
    <draw:stroke-dash draw:name="Dashed_20__28_var_29__20_586" draw:display-name="Dashed (var) 586" draw:style="rect" draw:dots1="1" draw:dots1-length="0.006cm" draw:dots2="1" draw:dots2-length="0.006cm" draw:distance="0.006cm"/>
    <draw:stroke-dash draw:name="Dashed_20__28_var_29__20_587" draw:display-name="Dashed (var) 587" draw:style="rect" draw:dots1="1" draw:dots1-length="0.006cm" draw:dots2="1" draw:dots2-length="0.006cm" draw:distance="0.006cm"/>
    <draw:stroke-dash draw:name="Dashed_20__28_var_29__20_594" draw:display-name="Dashed (var) 594" draw:style="rect" draw:dots1="1" draw:dots1-length="0.006cm" draw:dots2="1" draw:dots2-length="0.006cm" draw:distance="0.006cm"/>
    <draw:stroke-dash draw:name="Dashed_20__28_var_29__20_595" draw:display-name="Dashed (var) 595"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2cm" draw:dots2="1" draw:dots2-length="0.002cm" draw:distance="0.002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rsid="00d488f8" officeooo:paragraph-rsid="00d488f8"/>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officeooo:paragraph-rsid="00c384cf"/>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_5f_Header_20_G_20_page_20_paire_20__28_G_29_">
      <style:paragraph-properties fo:text-align="start" style:justify-single-word="false"/>
    </style:style>
    <style:style style:name="MP16" style:family="paragraph" style:parent-style-name="Footer">
      <style:text-properties officeooo:paragraph-rsid="030c4d7d"/>
    </style:style>
    <style:style style:name="MP17" style:family="paragraph">
      <loext:graphic-properties draw:fill="solid" draw:fill-color="#9d0f89"/>
    </style:style>
    <style:style style:name="MP18" style:family="paragraph" style:parent-style-name="_5f_Header_20_D_20_page_20_paire_20__28_G_29_">
      <style:text-properties officeooo:paragraph-rsid="0053b3bd"/>
    </style:style>
    <style:style style:name="MP1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2" style:family="paragraph" style:parent-style-name="_5f_Header_20_D_20_page_20_impaire_20__28_D_29_">
      <style:text-properties officeooo:paragraph-rsid="004f1216"/>
    </style:style>
    <style:style style:name="MP23" style:family="paragraph" style:parent-style-name="_5f_Header_20_D_20_page_20_paire_20__28_G_29_">
      <style:text-properties officeooo:rsid="005097e4" officeooo:paragraph-rsid="005097e4"/>
    </style:style>
    <style:style style:name="MP24" style:family="paragraph" style:parent-style-name="Standard">
      <style:paragraph-properties fo:margin-top="0.199cm" fo:margin-bottom="0cm" style:contextual-spacing="false"/>
      <style:text-properties officeooo:rsid="00178920" officeooo:paragraph-rsid="00178920"/>
    </style:style>
    <style:style style:name="MP25"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6" style:family="paragraph" style:parent-style-name="_5f_Header_20_M_20_page_20_impaire_20__28_D_29_">
      <style:text-properties officeooo:paragraph-rsid="02af0d27"/>
    </style:style>
    <style:style style:name="MP27" style:family="paragraph">
      <loext:graphic-properties draw:fill="solid" draw:fill-color="#7fb241"/>
    </style:style>
    <style:style style:name="MP28" style:family="paragraph" style:parent-style-name="_5f_Header_20_M_20_page_20_paire_20__28_G_29_">
      <style:text-properties officeooo:paragraph-rsid="02af0d27"/>
    </style:style>
    <style:style style:name="MP29"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1" style:family="paragraph" style:parent-style-name="_5f_Header_20_M_20_page_20_impaire_20__28_D_29_">
      <style:text-properties officeooo:paragraph-rsid="02ae83b8"/>
    </style:style>
    <style:style style:name="MP32"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3" style:family="paragraph" style:parent-style-name="Footer">
      <style:text-properties officeooo:paragraph-rsid="008d016c"/>
    </style:style>
    <style:style style:name="MP34" style:family="paragraph" style:parent-style-name="Footer">
      <style:text-properties officeooo:paragraph-rsid="02ae83b8"/>
    </style:style>
    <style:style style:name="MP35" style:family="paragraph">
      <loext:graphic-properties draw:fill="solid" draw:fill-color="#d62e4e"/>
    </style:style>
    <style:style style:name="MP36"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7"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8"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fo:font-variant="small-caps" fo:color="#1ca2b8" loext:opacity="100%" style:font-name="Bitstream Vera Sans3" fo:font-size="16pt" fo:font-style="normal" fo:text-shadow="none" fo:font-weight="bold"/>
    </style:style>
    <style:style style:name="MT5" style:family="text">
      <style:text-properties fo:font-variant="small-caps" fo:color="#1ca2b8" loext:opacity="100%" style:font-name="Bitstream Vera Sans3" fo:font-size="16pt" fo:font-style="normal" fo:text-shadow="none" fo:font-weight="bold" officeooo:rsid="00d977aa"/>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d8520c"/>
    </style:style>
    <style:style style:name="MT21" style:family="text">
      <style:text-properties officeooo:rsid="00545a20"/>
    </style:style>
    <style:style style:name="MT22" style:family="text">
      <style:text-properties officeooo:rsid="00360aef"/>
    </style:style>
    <style:style style:name="MT23" style:family="text">
      <style:text-properties fo:font-variant="small-caps" fo:color="#7fb241" loext:opacity="100%" style:font-name="Bitstream Vera Sans6" fo:font-size="16pt" fo:font-weight="bold" officeooo:rsid="02768590"/>
    </style:style>
    <style:style style:name="MT24" style:family="text">
      <style:text-properties fo:font-variant="small-caps" fo:color="#7fb241" loext:opacity="100%" style:font-name="Bitstream Vera Sans6" fo:font-size="16pt" fo:font-weight="bold" officeooo:rsid="0021cde5"/>
    </style:style>
    <style:style style:name="MT25" style:family="text">
      <style:text-properties fo:text-transform="uppercase" fo:color="#808080" loext:opacity="100%" style:font-name="Bitstream Vera Sans6" fo:font-size="9pt" officeooo:rsid="02af0d27" fo:background-color="transparent" loext:char-shading-value="0"/>
    </style:style>
    <style:style style:name="MT26" style:family="text">
      <style:text-properties officeooo:rsid="015f088a"/>
    </style:style>
    <style:style style:name="MT27" style:family="text">
      <style:text-properties officeooo:rsid="0021cde5"/>
    </style:style>
    <style:style style:name="MT28" style:family="text">
      <style:text-properties fo:text-transform="uppercase" fo:color="#808080" loext:opacity="100%" style:font-name="Bitstream Vera Sans6" fo:font-size="9pt" officeooo:rsid="02768590" fo:background-color="transparent" loext:char-shading-value="0"/>
    </style:style>
    <style:style style:name="MT29" style:family="text">
      <style:text-properties fo:text-transform="uppercase" fo:color="#808080" loext:opacity="100%" style:font-name="Bitstream Vera Sans6" fo:font-size="9pt" officeooo:rsid="008d016c" fo:background-color="transparent" loext:char-shading-value="0"/>
    </style:style>
    <style:style style:name="MT30" style:family="text">
      <style:text-properties fo:text-transform="uppercase" fo:color="#808080" loext:opacity="100%" style:font-name="Bitstream Vera Sans6" fo:font-size="9pt" officeooo:rsid="0021cde5" fo:background-color="transparent" loext:char-shading-value="0"/>
    </style:style>
    <style:style style:name="MT31"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25" draw:name="Shape1_11" draw:style-name="Mgr3" draw:text-style-name="MP3" svg:width="4.329cm" svg:height="2.24cm" svg:x="-1.499cm" svg:y="-1cm" svg:viewBox="0 0 4330 2241" svg:d="M0 2241l3984-288c209-15 363-168 345-342l-170-1611h-4159z"><text:p/></draw:path><draw:frame text:anchor-type="paragraph" draw:z-index="26"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27"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28" draw:name="Shape1_ 1" draw:style-name="Mgr3" draw:text-style-name="MP3" svg:width="4.329cm" svg:height="2.24cm" svg:x="-1.499cm" svg:y="-1cm" svg:viewBox="0 0 4330 2241" svg:d="M0 2241l3984-288c209-15 363-168 345-342l-170-1611h-4159z"><text:p/></draw:path><draw:frame text:anchor-type="paragraph" draw:z-index="29"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30"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108" draw:name="Shape3_6" draw:style-name="Mgr6" draw:text-style-name="MP4" svg:x1="15.12cm" svg:y1="0.36cm" svg:x2="20.496cm" svg:y2="0.36cm"><text:p/></draw:line><draw:frame text:anchor-type="paragraph" draw:z-index="109" draw:name="Shape8_13" draw:style-name="Mgr4" draw:text-style-name="MP5" svg:width="2.703cm" svg:height="0.715cm" draw:transform="rotate (0.0872664625997165) translate (-0.172861111111111cm 0.218722222222222cm)"><draw:text-box><text:p text:style-name="MP4"><text:span text:style-name="MT1">Série 3</text:span></text:p></draw:text-box></draw:frame><text:span text:style-name="MT3">P</text:span><text:span text:style-name="MT4">ropriétés</text:span><text:span text:style-name="MT5"> de la symétrie</text:span></text:p>
      </style:header>
      <style:header-left>
        <text:p text:style-name="MP9"><draw:path text:anchor-type="paragraph" draw:z-index="110" draw:name="Shape1_18" draw:style-name="Mgr7" draw:text-style-name="MP10" svg:width="4.329cm" svg:height="2.24cm" svg:x="-1.499cm" svg:y="-1cm" svg:viewBox="0 0 4330 2241" svg:d="M0 2241l3984-288c209-15 363-168 345-342l-170-1611h-4159z"><text:p/></draw:path><draw:frame text:anchor-type="paragraph" draw:z-index="111" draw:name="Shape8_8"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24" draw:name="Shape3_44" draw:style-name="Mgr6" draw:text-style-name="MP4" svg:x1="15.12cm" svg:y1="0.36cm" svg:x2="20.496cm" svg:y2="0.36cm"><text:p/></draw:line><text:span text:style-name="MT3">P</text:span><text:span text:style-name="MT4">ropriétés</text:span></text:p>
      </style:header-left>
      <style:footer>
        <text:p text:style-name="MP11"/>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80" draw:name="Shape1_8" draw:style-name="Mgr7" draw:text-style-name="MP10" svg:width="4.329cm" svg:height="2.24cm" svg:x="-1.499cm" svg:y="-1cm" svg:viewBox="0 0 4330 2241" svg:d="M0 2241l3984-288c209-15 363-168 345-342l-170-1611h-4159z"><text:p/></draw:path><draw:line text:anchor-type="paragraph" draw:z-index="81" draw:name="Shape3_7" draw:style-name="Mgr6" draw:text-style-name="MP4" svg:x1="15.423cm" svg:y1="0.36cm" svg:x2="20.496cm" svg:y2="0.36cm"><text:p/></draw:line><draw:frame text:anchor-type="paragraph" draw:z-index="82"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3">Comprendre la notion d’angle</text:span></text:p>
      </style:header>
      <style:header-left>
        <text:p text:style-name="MP15"><draw:path text:anchor-type="paragraph" draw:z-index="83" draw:name="Shape1_1" draw:style-name="Mgr7" draw:text-style-name="MP10" svg:width="4.329cm" svg:height="2.24cm" svg:x="-1.499cm" svg:y="-1cm" svg:viewBox="0 0 4330 2241" svg:d="M0 2241l3984-288c209-15 363-168 345-342l-170-1611h-4159z"><text:p/></draw:path><draw:frame text:anchor-type="paragraph" draw:z-index="106"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107"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6"><text:span text:style-name="MT8">Angles : </text:span><text:span text:style-name="MT10">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4"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0" draw:style-name="Mgr3" draw:text-style-name="MP3" svg:width="4.329cm" svg:height="2.24cm" svg:x="-1.499cm" svg:y="-1cm" svg:viewBox="0 0 4330 2241" svg:d="M0 2241l3984-288c209-15 363-168 345-342l-170-1611h-4159z"><text:p/></draw:path><draw:line text:anchor-type="paragraph" draw:z-index="76"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7" draw:name="Shape3_3" draw:style-name="Mgr5" draw:text-style-name="MP4" svg:x1="14.728cm" svg:y1="0.36cm" svg:x2="20.496cm" svg:y2="0.36cm"><text:p/></draw:line><draw:frame text:anchor-type="paragraph" draw:z-index="78"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9"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12">Calculer</text:span><text:span text:style-name="MT7"> : </text:span><text:span text:style-name="MT12">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8" draw:name="Shape3_1" draw:style-name="Mgr10" draw:text-style-name="MP4" svg:x1="13.831cm" svg:y1="0.355cm" svg:x2="20.497cm" svg:y2="0.36cm"><text:p/></draw:line><draw:frame text:anchor-type="paragraph" draw:z-index="69"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0" draw:name="Shape1_2" draw:style-name="Mgr11" draw:text-style-name="MP17"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8"><draw:line text:anchor-type="paragraph" draw:z-index="71" draw:name="Shape3_ 2" draw:style-name="Mgr10" draw:text-style-name="MP4" svg:x1="16.704cm" svg:y1="0.36cm" svg:x2="20.496cm" svg:y2="0.36cm"><text:p/></draw:line><draw:path text:anchor-type="paragraph" draw:z-index="72" draw:name="Shape1_4" draw:style-name="Mgr11" draw:text-style-name="MP17" svg:width="4.329cm" svg:height="2.24cm" svg:x="-1.499cm" svg:y="-1cm" svg:viewBox="0 0 4330 2241" svg:d="M0 2241l3984-288c209-15 363-168 345-342l-170-1611h-4159z"><text:p/></draw:path><draw:frame text:anchor-type="paragraph" draw:z-index="73"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3"><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5" draw:name="Shape4_7" draw:style-name="Mgr9"><draw:path draw:style-name="Mgr12" draw:text-style-name="MP19"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0"><text:span text:style-name="MT20">Fonctions : appliquer, </text:span><text:span text:style-name="MT21">créer</text:span><text:span text:style-name="MT20"> un programme</text:span></text:p></draw:text-box></draw:frame><draw:g text:anchor-type="paragraph" draw:z-index="16" draw:name="Shape4_91" draw:style-name="Mgr9"><draw:path draw:style-name="Mgr12" draw:text-style-name="MP21"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2"><draw:line text:anchor-type="paragraph" draw:z-index="61" draw:name="Shape3_ 1" draw:style-name="Mgr10" draw:text-style-name="MP4" svg:x1="16.704cm" svg:y1="0.36cm" svg:x2="20.496cm" svg:y2="0.36cm"><text:p/></draw:line><draw:path text:anchor-type="paragraph" draw:z-index="62" draw:name="Shape1_5" draw:style-name="Mgr11" draw:text-style-name="MP17" svg:width="4.329cm" svg:height="2.24cm" svg:x="-1.499cm" svg:y="-1cm" svg:viewBox="0 0 4330 2241" svg:d="M0 2241l3984-288c209-15 363-168 345-342l-170-1611h-4159z"><text:p/></draw:path><draw:frame text:anchor-type="paragraph" draw:z-index="63"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4"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2">Fonction : </text:span>Appliquer, créer un programmer </text:p>
      </style:header>
      <style:header-left>
        <text:p text:style-name="MP23"><draw:line text:anchor-type="paragraph" draw:z-index="65" draw:name="Shape3_4" draw:style-name="Mgr10" draw:text-style-name="MP4" svg:x1="14.425cm" svg:y1="0.36cm" svg:x2="20.496cm" svg:y2="0.36cm"><text:p/></draw:line><draw:path text:anchor-type="paragraph" draw:z-index="66" draw:name="Shape1_6" draw:style-name="Mgr11" draw:text-style-name="MP17" svg:width="4.329cm" svg:height="2.24cm" svg:x="-1.499cm" svg:y="-1cm" svg:viewBox="0 0 4330 2241" svg:d="M0 2241l3984-288c209-15 363-168 345-342l-170-1611h-4159z"><text:p/></draw:path><draw:frame text:anchor-type="paragraph" draw:z-index="67"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4"><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5">Fonctions : appliquer, <text:span text:style-name="MT21">créer</text:span> un programme</text:p></draw:text-box></draw:frame><draw:g text:anchor-type="paragraph" draw:z-index="12" draw:name="Shape4_ 2" draw:style-name="Mgr9"><draw:path draw:style-name="Mgr12" draw:text-style-name="MP19"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19"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5">Fonctions : appliquer un programme de calcul</text:p></draw:text-box></draw:frame><draw:g text:anchor-type="paragraph" draw:z-index="14" draw:name="Shape4_3" draw:style-name="Mgr9"><draw:path draw:style-name="Mgr12" draw:text-style-name="MP19"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6"><draw:line text:anchor-type="paragraph" draw:z-index="47" draw:name="Shape3_16" draw:style-name="Mgr13" draw:text-style-name="MP4" svg:x1="12.52cm" svg:y1="0.36cm" svg:x2="20.496cm" svg:y2="0.36cm"><text:p/></draw:line><draw:path text:anchor-type="paragraph" draw:z-index="48" draw:name="Shape1_19" draw:style-name="Mgr14" draw:text-style-name="MP27" svg:width="4.329cm" svg:height="2.24cm" svg:x="-1.499cm" svg:y="-1cm" svg:viewBox="0 0 4330 2241" svg:d="M0 2241l3984-288c209-15 363-168 345-342l-170-1611h-4159z"><text:p/></draw:path><draw:line text:anchor-type="paragraph" draw:z-index="49" draw:name="Shape3_19" draw:style-name="Mgr13" draw:text-style-name="MP4" svg:x1="12.52cm" svg:y1="0.36cm" svg:x2="20.496cm" svg:y2="0.36cm"><text:p/></draw:line><draw:line text:anchor-type="paragraph" draw:z-index="50" draw:name="Shape3_20" draw:style-name="Mgr13" draw:text-style-name="MP4" svg:x1="12.52cm" svg:y1="0.36cm" svg:x2="20.496cm" svg:y2="0.36cm"><text:p/></draw:line><draw:frame text:anchor-type="paragraph" draw:z-index="51"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2" draw:name="Shape1_15" draw:style-name="Mgr14" draw:text-style-name="MP27" svg:width="4.329cm" svg:height="2.24cm" svg:x="-1.499cm" svg:y="-1cm" svg:viewBox="0 0 4330 2241" svg:d="M0 2241l3984-288c209-15 363-168 345-342l-170-1611h-4159z"><text:p/></draw:path><draw:frame text:anchor-type="paragraph" draw:z-index="53"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3">Conversions d’unités</text:span> : <text:span text:style-name="MT23">Vitesse</text:span></text:p>
      </style:header>
      <style:header-left>
        <text:p text:style-name="MP28"><draw:line text:anchor-type="paragraph" draw:z-index="54" draw:name="Shape3_15" draw:style-name="Mgr13" draw:text-style-name="MP4" svg:x1="12.52cm" svg:y1="0.36cm" svg:x2="20.496cm" svg:y2="0.36cm"><text:p/></draw:line><draw:path text:anchor-type="paragraph" draw:z-index="55" draw:name="Shape1_17" draw:style-name="Mgr14" draw:text-style-name="MP27" svg:width="4.329cm" svg:height="2.24cm" svg:x="-1.499cm" svg:y="-1cm" svg:viewBox="0 0 4330 2241" svg:d="M0 2241l3984-288c209-15 363-168 345-342l-170-1611h-4159z"><text:p/></draw:path><draw:line text:anchor-type="paragraph" draw:z-index="56" draw:name="Shape3_17" draw:style-name="Mgr13" draw:text-style-name="MP4" svg:x1="12.52cm" svg:y1="0.36cm" svg:x2="20.496cm" svg:y2="0.36cm"><text:p/></draw:line><draw:line text:anchor-type="paragraph" draw:z-index="57" draw:name="Shape3_18" draw:style-name="Mgr13" draw:text-style-name="MP4" svg:x1="12.52cm" svg:y1="0.36cm" svg:x2="20.496cm" svg:y2="0.36cm"><text:p/></draw:line><draw:frame text:anchor-type="paragraph" draw:z-index="58"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9" draw:name="Shape1_16" draw:style-name="Mgr14" draw:text-style-name="MP27" svg:width="4.329cm" svg:height="2.24cm" svg:x="-1.499cm" svg:y="-1cm" svg:viewBox="0 0 4330 2241" svg:d="M0 2241l3984-288c209-15 363-168 345-342l-170-1611h-4159z"><text:p/></draw:path><draw:frame text:anchor-type="paragraph" draw:z-index="60"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3">Conversions d’unités</text:span> : <text:span text:style-name="MT24">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3"><text:span text:style-name="MT25">Conversion d’unité : vitesse</text:span><text:span text:style-name="MT7"> </text:span></text:p></draw:text-box></draw:frame><draw:g text:anchor-type="paragraph" draw:z-index="10" draw:name="Shape4_93" draw:style-name="Mgr9"><draw:path draw:style-name="Mgr15" draw:text-style-name="MP29"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0"><text:span text:style-name="MT26">C</text:span>ONVERSION D’unité : <text:span text:style-name="MT27">DUREE</text:span></text:p></draw:text-box></draw:frame><draw:g text:anchor-type="paragraph" draw:z-index="11" draw:name="Shape4_102" draw:style-name="Mgr9"><draw:path draw:style-name="Mgr15" draw:text-style-name="MP29"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9" draw:name="Shape1_12" draw:style-name="Mgr14" draw:text-style-name="MP27" svg:width="4.329cm" svg:height="2.24cm" svg:x="-1.499cm" svg:y="-1cm" svg:viewBox="0 0 4330 2241" svg:d="M0 2241l3984-288c209-15 363-168 345-342l-170-1611h-4159z"><text:p/></draw:path><draw:line text:anchor-type="paragraph" draw:z-index="40" draw:name="Shape3_10" draw:style-name="Mgr13" draw:text-style-name="MP4" svg:x1="12.52cm" svg:y1="0.36cm" svg:x2="20.496cm" svg:y2="0.36cm"><text:p/></draw:line><draw:line text:anchor-type="paragraph" draw:z-index="41" draw:name="Shape3_12" draw:style-name="Mgr13" draw:text-style-name="MP4" svg:x1="12.52cm" svg:y1="0.36cm" svg:x2="20.496cm" svg:y2="0.36cm"><text:p/></draw:line><draw:frame text:anchor-type="paragraph" draw:z-index="42"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3">Conversions d’unités</text:span> : <text:span text:style-name="MT24">Durée</text:span></text:p>
      </style:header>
      <style:header-left>
        <text:p text:style-name="MP31"><draw:line text:anchor-type="paragraph" draw:z-index="43" draw:name="Shape3_14" draw:style-name="Mgr13" draw:text-style-name="MP4" svg:x1="12.52cm" svg:y1="0.36cm" svg:x2="20.496cm" svg:y2="0.36cm"><text:p/></draw:line><draw:path text:anchor-type="paragraph" draw:z-index="44" draw:name="Shape1_14" draw:style-name="Mgr14" draw:text-style-name="MP27" svg:width="4.329cm" svg:height="2.24cm" svg:x="-1.499cm" svg:y="-1cm" svg:viewBox="0 0 4330 2241" svg:d="M0 2241l3984-288c209-15 363-168 345-342l-170-1611h-4159z"><text:p/></draw:path><draw:line text:anchor-type="paragraph" draw:z-index="45" draw:name="Shape3_13" draw:style-name="Mgr13" draw:text-style-name="MP4" svg:x1="12.52cm" svg:y1="0.36cm" svg:x2="20.496cm" svg:y2="0.36cm"><text:p/></draw:line><draw:frame text:anchor-type="paragraph" draw:z-index="46"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3">Conversions d’unités</text:span> : <text:span text:style-name="MT23">Vitesse</text:span></text:p>
      </style:header-left>
      <style:footer>
        <text:p text:style-name="MP32"><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29"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3"><text:span text:style-name="MT28">Conversions d’unités</text:span><text:span text:style-name="MT29"> : </text:span><text:span text:style-name="MT30">DUREE</text:span></text:p></draw:text-box></draw:frame></text:p>
      </style:footer>
      <style:footer-left>
        <text:p text:style-name="MP32"><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4"><text:span text:style-name="MT28">Conversions d’unités</text:span><text:span text:style-name="MT29"> : </text:span><text:span text:style-name="MT28">Vitesse</text:span></text:p></draw:text-box></draw:frame><draw:g text:anchor-type="paragraph" draw:z-index="9" draw:name="Shape4_122" draw:style-name="Mgr9"><draw:path draw:style-name="Mgr15" draw:text-style-name="MP29"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5"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5" svg:width="4.329cm" svg:height="2.24cm" svg:x="-1.499cm" svg:y="-1cm" svg:viewBox="0 0 4330 2241" svg:d="M0 2241l3984-288c209-15 363-168 345-342l-170-1611h-4159z"><text:p/></draw:path><draw:line text:anchor-type="char" draw:z-index="36"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7"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5" svg:width="4.329cm" svg:height="2.24cm" svg:x="-1.499cm" svg:y="-0.991cm" svg:viewBox="0 0 4330 2241" svg:d="M0 2241l3984-288c209-15 363-168 345-342l-170-1611h-4159z"><text:p/></draw:path><draw:line text:anchor-type="char" draw:z-index="38"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6"><text:span text:style-name="MT31">R</text:span>ésoudre des problèmes</text:p></draw:text-box></draw:frame><draw:g text:anchor-type="paragraph" draw:z-index="5" draw:name="Shape4_ 1" draw:style-name="Mgr9"><draw:path draw:style-name="Mgr18" draw:text-style-name="MP37"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7" draw:name="Shape4_264" draw:style-name="Mgr9"><draw:path draw:style-name="Mgr18" draw:text-style-name="MP37"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2"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5" svg:width="4.329cm" svg:height="2.24cm" svg:x="-1.499cm" svg:y="-1cm" svg:viewBox="0 0 4330 2241" svg:d="M0 2241l3984-288c209-15 363-168 345-342l-170-1611h-4159z"><text:p/></draw:path><draw:line text:anchor-type="char" draw:z-index="31"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4"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5" svg:width="4.329cm" svg:height="2.24cm" svg:x="-1.499cm" svg:y="-0.991cm" svg:viewBox="0 0 4330 2241" svg:d="M0 2241l3984-288c209-15 363-168 345-342l-170-1611h-4159z"><text:p/></draw:path><draw:line text:anchor-type="char" draw:z-index="33"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7" svg:width="0.855cm" svg:height="1.172cm" svg:x="-0.03cm" svg:y="-0.194cm" svg:viewBox="0 0 856 1173" svg:d="M856 1173h-856v-991c0-100 79-182 175-182h505c97 0 176 82 176 182z"><text:p/></draw:path></draw:g><text:page-number text:select-page="current">0</text:page-number></text:p></draw:text-box></draw:frame><text:p text:style-name="MP36"><text:span text:style-name="MT31">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8">Résoudre des problèmes</text:p></draw:text-box></draw:frame><draw:g text:anchor-type="paragraph" draw:z-index="3" draw:name="Shape4_10" draw:style-name="Mgr9"><draw:path draw:style-name="Mgr18" draw:text-style-name="MP37"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7:24:22.285098692</meta:creation-date>
    <meta:editing-duration>PT2H33M32S</meta:editing-duration>
    <meta:editing-cycles>40</meta:editing-cycles>
    <meta:generator>LibreOffice/7.4.3.2$Windows_X86_64 LibreOffice_project/1048a8393ae2eeec98dff31b5c133c5f1d08b890</meta:generator>
    <dc:title>lycee</dc:title>
    <dc:date>2024-09-13T09:01:58.471000000</dc:date>
    <meta:print-date>2024-07-26T20:52:23.622000000</meta:print-date>
    <meta:printed-by>Fichiers PDF</meta:printed-by>
    <meta:document-statistic meta:table-count="1" meta:image-count="6" meta:object-count="2" meta:page-count="1" meta:paragraph-count="91" meta:word-count="443" meta:character-count="2603" meta:non-whitespace-character-count="2228"/>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over accent="true">
      <mtext>HGF</mtext>
      <mo stretchy="true">^</mo>
    </mover>
    <annotation encoding="StarMath 5.0">widehat {"HGF"}</annotation>
  </semantics>
</math>
</file>

<file path=Object 2/content.xml><?xml version="1.0" encoding="utf-8"?>
<math xmlns="http://www.w3.org/1998/Math/MathML" display="block">
  <semantics>
    <mover accent="true">
      <mtext>VSR</mtext>
      <mo stretchy="true">^</mo>
    </mover>
    <annotation encoding="StarMath 5.0">widehat {"VSR"}</annotation>
  </semantics>
</math>
</file>